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2.9188in" table:align="left"/>
    </style:style>
    <style:style style:name="Table1.A" style:family="table-column">
      <style:table-column-properties style:column-width="1.2271in"/>
    </style:style>
    <style:style style:name="Table1.B" style:family="table-column">
      <style:table-column-properties style:column-width="0.5972in"/>
    </style:style>
    <style:style style:name="Table1.C" style:family="table-column">
      <style:table-column-properties style:column-width="1.0944in"/>
    </style:style>
    <style:style style:name="Table1.A1" style:family="table-cell">
      <style:table-cell-properties style:vertical-align="middle" fo:padding="0.0194in" fo:border="none"/>
    </style:style>
    <style:style style:name="P1" style:family="paragraph" style:parent-style-name="Text_20_body">
      <style:paragraph-properties fo:break-before="page"/>
      <style:text-properties officeooo:paragraph-rsid="000d6fed"/>
    </style:style>
    <style:style style:name="P2" style:family="paragraph" style:parent-style-name="Standard">
      <style:text-properties officeooo:paragraph-rsid="000d6fed"/>
    </style:style>
    <style:style style:name="P3" style:family="paragraph" style:parent-style-name="Text_20_body">
      <style:text-properties officeooo:paragraph-rsid="000d6fed"/>
    </style:style>
    <style:style style:name="P4" style:family="paragraph" style:parent-style-name="Heading_20_3">
      <style:text-properties style:font-name="Times New Roman" fo:font-size="12pt" officeooo:rsid="001d31f2"/>
    </style:style>
    <style:style style:name="P5" style:family="paragraph" style:parent-style-name="Standard">
      <style:text-properties style:font-name="Times New Roman" fo:font-size="12pt" officeooo:rsid="001d31f2" officeooo:paragraph-rsid="000bce39"/>
    </style:style>
    <style:style style:name="P6" style:family="paragraph" style:parent-style-name="Text_20_body">
      <style:text-properties style:font-name="Times New Roman" fo:font-size="12pt" officeooo:rsid="001d31f2"/>
    </style:style>
    <style:style style:name="P7" style:family="paragraph" style:parent-style-name="Heading_20_3">
      <style:text-properties style:font-name="Times New Roman" fo:font-size="12pt"/>
    </style:style>
    <style:style style:name="P8" style:family="paragraph" style:parent-style-name="Heading_20_3">
      <style:text-properties style:font-name="Times New Roman" fo:font-size="12pt" officeooo:rsid="001a3169"/>
    </style:style>
    <style:style style:name="P9" style:family="paragraph" style:parent-style-name="Text_20_body">
      <style:text-properties style:font-name="Times New Roman" fo:font-size="12pt" officeooo:rsid="001a3169"/>
    </style:style>
    <style:style style:name="P10" style:family="paragraph" style:parent-style-name="Standard">
      <style:paragraph-properties fo:margin-top="0in" fo:margin-bottom="0.0835in" style:contextual-spacing="false"/>
      <style:text-properties style:font-name="Times New Roman" fo:font-size="12pt" officeooo:rsid="0009d6b1" officeooo:paragraph-rsid="00072ae2"/>
    </style:style>
    <style:style style:name="P11" style:family="paragraph" style:parent-style-name="Standard">
      <style:text-properties style:font-name="Times New Roman" fo:font-size="12pt" officeooo:paragraph-rsid="000a80a6"/>
    </style:style>
    <style:style style:name="P12" style:family="paragraph" style:parent-style-name="Standard">
      <style:paragraph-properties fo:margin-top="0in" fo:margin-bottom="0.0835in" style:contextual-spacing="false">
        <style:tab-stops>
          <style:tab-stop style:position="0.1528in"/>
          <style:tab-stop style:position="0.5in"/>
        </style:tab-stops>
      </style:paragraph-properties>
      <style:text-properties style:font-name="Times New Roman" fo:font-size="12pt" officeooo:paragraph-rsid="000a80a6"/>
    </style:style>
    <style:style style:name="P13" style:family="paragraph" style:parent-style-name="Standard">
      <style:text-properties style:font-name="Times New Roman" fo:font-size="12pt" officeooo:rsid="0013903d" officeooo:paragraph-rsid="000efa87"/>
    </style:style>
    <style:style style:name="P14" style:family="paragraph" style:parent-style-name="Text_20_body">
      <style:text-properties style:font-name="Times New Roman" fo:font-size="12pt"/>
    </style:style>
    <style:style style:name="P15" style:family="paragraph" style:parent-style-name="Preformatted_20_Text">
      <style:paragraph-properties fo:margin-top="0in" fo:margin-bottom="0.1965in" style:contextual-spacing="false"/>
    </style:style>
    <style:style style:name="P16" style:family="paragraph" style:parent-style-name="Standard">
      <style:text-properties officeooo:rsid="00055da2" officeooo:paragraph-rsid="00055da2"/>
    </style:style>
    <style:style style:name="P17" style:family="paragraph" style:parent-style-name="Text_20_body">
      <style:paragraph-properties fo:margin-left="0.4925in" fo:margin-right="0in" fo:text-indent="0in" style:auto-text-indent="false"/>
      <style:text-properties officeooo:paragraph-rsid="000bce39"/>
    </style:style>
    <style:style style:name="P18" style:family="paragraph" style:parent-style-name="Text_20_body">
      <style:paragraph-properties fo:margin-left="0.4925in" fo:margin-right="0in" fo:text-indent="0in" style:auto-text-indent="false"/>
      <style:text-properties style:font-name="Arial" fo:font-weight="bold" officeooo:rsid="0008c5ce" officeooo:paragraph-rsid="00072ae2"/>
    </style:style>
    <style:style style:name="P19" style:family="paragraph" style:parent-style-name="Text_20_body">
      <style:paragraph-properties fo:margin-left="0.4925in" fo:margin-right="0in" fo:text-indent="0in" style:auto-text-indent="false"/>
      <style:text-properties officeooo:paragraph-rsid="00072ae2"/>
    </style:style>
    <style:style style:name="P20" style:family="paragraph" style:parent-style-name="Text_20_body">
      <style:text-properties fo:color="#c9211e" loext:opacity="100%" officeooo:rsid="00158b6c" officeooo:paragraph-rsid="00158b6c"/>
    </style:style>
    <style:style style:name="P21" style:family="paragraph" style:parent-style-name="Text_20_body">
      <style:text-properties fo:color="#c9211e" loext:opacity="100%" officeooo:rsid="00176db7" officeooo:paragraph-rsid="00176db7"/>
    </style:style>
    <style:style style:name="P22" style:family="paragraph" style:parent-style-name="Heading_20_1">
      <style:paragraph-properties fo:break-before="page"/>
      <style:text-properties officeooo:paragraph-rsid="0010aaed"/>
    </style:style>
    <style:style style:name="P23" style:family="paragraph" style:parent-style-name="Heading_20_1">
      <style:text-properties officeooo:paragraph-rsid="0010aaed"/>
    </style:style>
    <style:style style:name="P24" style:family="paragraph" style:parent-style-name="Heading_20_1" style:list-style-name=""/>
    <style:style style:name="P25" style:family="paragraph" style:parent-style-name="Heading_20_1" style:list-style-name="">
      <style:text-properties officeooo:paragraph-rsid="000d6fed"/>
    </style:style>
    <style:style style:name="P26" style:family="paragraph" style:parent-style-name="Heading_20_1" style:list-style-name="">
      <style:text-properties style:font-name="Arial" fo:font-weight="normal" officeooo:rsid="0013313a" style:font-weight-asian="normal" style:font-weight-complex="normal"/>
    </style:style>
    <style:style style:name="P27" style:family="paragraph" style:parent-style-name="Heading_20_1">
      <style:paragraph-properties fo:break-before="page"/>
      <style:text-properties officeooo:paragraph-rsid="0012a694"/>
    </style:style>
    <style:style style:name="P28" style:family="paragraph" style:parent-style-name="Heading_20_1">
      <style:text-properties fo:font-weight="bold" officeooo:paragraph-rsid="0012a694" style:font-weight-asian="bold" style:font-weight-complex="bold"/>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0d6fed"/>
    </style:style>
    <style:style style:name="P31" style:family="paragraph" style:parent-style-name="Heading_20_1">
      <style:text-properties officeooo:paragraph-rsid="0014860a"/>
    </style:style>
    <style:style style:name="P32" style:family="paragraph" style:parent-style-name="Heading_20_1">
      <style:paragraph-properties fo:break-before="page"/>
      <style:text-properties officeooo:paragraph-rsid="0014860a"/>
    </style:style>
    <style:style style:name="P33" style:family="paragraph" style:parent-style-name="Heading_20_3" style:list-style-name="L1">
      <style:text-properties officeooo:paragraph-rsid="00061e31"/>
    </style:style>
    <style:style style:name="P34" style:family="paragraph" style:parent-style-name="Heading_20_3" style:list-style-name="L31">
      <style:text-properties style:font-name="Times New Roman" fo:font-size="12pt" officeooo:rsid="001be35b" officeooo:paragraph-rsid="000bce39"/>
    </style:style>
    <style:style style:name="P35" style:family="paragraph" style:parent-style-name="Heading_20_3" style:list-style-name="L44">
      <style:text-properties officeooo:paragraph-rsid="000d6fed"/>
    </style:style>
    <style:style style:name="P36" style:family="paragraph" style:parent-style-name="Heading_20_3" style:list-style-name="L51">
      <style:text-properties officeooo:paragraph-rsid="000d6fed"/>
    </style:style>
    <style:style style:name="P37" style:family="paragraph" style:parent-style-name="Standard">
      <style:paragraph-properties fo:margin-top="0.1665in" fo:margin-bottom="0.0835in" style:contextual-spacing="false"/>
      <style:text-properties style:font-name="Times New Roman" fo:font-size="12pt" fo:font-weight="bold" officeooo:paragraph-rsid="00055da2"/>
    </style:style>
    <style:style style:name="P38" style:family="paragraph" style:parent-style-name="Standard" style:list-style-name="L19">
      <style:paragraph-properties fo:margin-top="0in" fo:margin-bottom="0.0835in" style:contextual-spacing="false"/>
      <style:text-properties style:font-name="Times New Roman" fo:font-size="12pt" officeooo:paragraph-rsid="000a80a6"/>
    </style:style>
    <style:style style:name="P39" style:family="paragraph" style:parent-style-name="Standard" style:list-style-name="L30">
      <style:text-properties style:font-name="Times New Roman" fo:font-size="12pt" officeooo:rsid="001d31f2" officeooo:paragraph-rsid="000bce39"/>
    </style:style>
    <style:style style:name="P40" style:family="paragraph" style:parent-style-name="Standard" style:list-style-name="L19">
      <style:paragraph-properties fo:margin-left="0in" fo:margin-right="0in" fo:margin-top="0in" fo:margin-bottom="0.0835in" style:contextual-spacing="false" fo:text-indent="0in" style:auto-text-indent="false">
        <style:tab-stops>
          <style:tab-stop style:position="0.1528in"/>
          <style:tab-stop style:position="0.5in"/>
        </style:tab-stops>
      </style:paragraph-properties>
      <style:text-properties style:font-name="Times New Roman" fo:font-size="12pt" fo:font-weight="normal" officeooo:paragraph-rsid="000a80a6" style:font-weight-asian="normal" style:font-weight-complex="normal"/>
    </style:style>
    <style:style style:name="P41" style:family="paragraph" style:parent-style-name="Standard" style:list-style-name="L12">
      <style:paragraph-properties fo:margin-top="0in" fo:margin-bottom="0.0835in" style:contextual-spacing="false"/>
      <style:text-properties style:font-name="Times New Roman" fo:font-size="12pt" officeooo:paragraph-rsid="000a80a6"/>
    </style:style>
    <style:style style:name="P42" style:family="paragraph" style:parent-style-name="Standard" style:list-style-name="L12">
      <style:paragraph-properties fo:margin-top="0in" fo:margin-bottom="0.0835in" style:contextual-spacing="false">
        <style:tab-stops>
          <style:tab-stop style:position="0.1528in"/>
          <style:tab-stop style:position="0.5in"/>
        </style:tab-stops>
      </style:paragraph-properties>
      <style:text-properties style:font-name="Times New Roman" fo:font-size="12pt" officeooo:paragraph-rsid="000a80a6"/>
    </style:style>
    <style:style style:name="P43" style:family="paragraph" style:parent-style-name="Standard" style:list-style-name="L7">
      <style:text-properties style:font-name="Times New Roman" fo:font-size="12pt" officeooo:paragraph-rsid="00072ae2"/>
    </style:style>
    <style:style style:name="P44" style:family="paragraph" style:parent-style-name="Standard" style:list-style-name="L12">
      <style:text-properties style:font-name="Arial" fo:font-size="12pt" fo:font-weight="normal" officeooo:rsid="0013313a" officeooo:paragraph-rsid="0008c5ce" style:font-weight-asian="normal" style:font-weight-complex="normal"/>
    </style:style>
    <style:style style:name="P45" style:family="paragraph" style:parent-style-name="Standard" style:list-style-name="L12">
      <style:paragraph-properties fo:margin-left="0in" fo:margin-right="0in" fo:margin-top="0in" fo:margin-bottom="0.0835in" style:contextual-spacing="false" fo:text-indent="0in" style:auto-text-indent="false">
        <style:tab-stops>
          <style:tab-stop style:position="0.1528in"/>
          <style:tab-stop style:position="0.5in"/>
        </style:tab-stops>
      </style:paragraph-properties>
      <style:text-properties style:font-name="Arial" fo:font-size="12pt" fo:font-weight="normal" officeooo:rsid="0013313a" officeooo:paragraph-rsid="000a80a6" style:font-weight-asian="normal" style:font-weight-complex="normal"/>
    </style:style>
    <style:style style:name="P46" style:family="paragraph" style:parent-style-name="Standard">
      <style:paragraph-properties fo:margin-left="0in" fo:margin-right="0in" fo:margin-top="0in" fo:margin-bottom="0.0835in" style:contextual-spacing="false" fo:text-indent="0in" style:auto-text-indent="false">
        <style:tab-stops>
          <style:tab-stop style:position="0.1528in"/>
          <style:tab-stop style:position="0.5in"/>
        </style:tab-stops>
      </style:paragraph-properties>
      <style:text-properties style:font-name="Arial" fo:font-size="12pt" fo:font-weight="normal" officeooo:rsid="0008c5ce" officeooo:paragraph-rsid="0008c5ce" style:font-weight-asian="normal" style:font-weight-complex="normal"/>
    </style:style>
    <style:style style:name="P47" style:family="paragraph" style:parent-style-name="Standard">
      <style:paragraph-properties fo:margin-top="0in" fo:margin-bottom="0.0835in" style:contextual-spacing="false"/>
      <style:text-properties style:font-name="Arial" fo:font-size="12pt" fo:font-weight="normal" officeooo:rsid="0008c5ce" officeooo:paragraph-rsid="0008c5ce" style:font-weight-asian="normal" style:font-weight-complex="normal"/>
    </style:style>
    <style:style style:name="P48" style:family="paragraph" style:parent-style-name="Standard" style:list-style-name="L1">
      <style:text-properties officeooo:paragraph-rsid="00061e31"/>
    </style:style>
    <style:style style:name="P49" style:family="paragraph" style:parent-style-name="Text_20_body" style:list-style-name="L2"/>
    <style:style style:name="P50" style:family="paragraph" style:parent-style-name="Text_20_body" style:list-style-name="L2">
      <style:paragraph-properties fo:margin-top="0in" fo:margin-bottom="0in" style:contextual-spacing="false"/>
    </style:style>
    <style:style style:name="P51" style:family="paragraph" style:parent-style-name="Text_20_body" style:list-style-name="L3"/>
    <style:style style:name="P52" style:family="paragraph" style:parent-style-name="Text_20_body" style:list-style-name="L3">
      <style:paragraph-properties fo:margin-top="0in" fo:margin-bottom="0in" style:contextual-spacing="false"/>
    </style:style>
    <style:style style:name="P53" style:family="paragraph" style:parent-style-name="Text_20_body" style:list-style-name="L3">
      <style:text-properties fo:color="#c9211e" loext:opacity="100%" officeooo:rsid="0014ac0f" officeooo:paragraph-rsid="0014ac0f"/>
    </style:style>
    <style:style style:name="P54" style:family="paragraph" style:parent-style-name="Text_20_body" style:list-style-name="L13">
      <style:text-properties fo:color="#c9211e" loext:opacity="100%" officeooo:rsid="00158b6c" officeooo:paragraph-rsid="00158b6c"/>
    </style:style>
    <style:style style:name="P55" style:family="paragraph" style:parent-style-name="Text_20_body" style:list-style-name="L4"/>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5"/>
    <style:style style:name="P58" style:family="paragraph" style:parent-style-name="Text_20_body" style:list-style-name="L5">
      <style:paragraph-properties fo:margin-top="0in" fo:margin-bottom="0in" style:contextual-spacing="false"/>
    </style:style>
    <style:style style:name="P59" style:family="paragraph" style:parent-style-name="Text_20_body" style:list-style-name="L6"/>
    <style:style style:name="P60" style:family="paragraph" style:parent-style-name="Text_20_body" style:list-style-name="L6">
      <style:paragraph-properties fo:margin-top="0in" fo:margin-bottom="0in" style:contextual-spacing="false"/>
    </style:style>
    <style:style style:name="P61" style:family="paragraph" style:parent-style-name="Text_20_body" style:list-style-name="L7">
      <style:text-properties style:font-name="Times New Roman" fo:font-size="12pt" officeooo:rsid="0009d6b1" officeooo:paragraph-rsid="00072ae2"/>
    </style:style>
    <style:style style:name="P62" style:family="paragraph" style:parent-style-name="Text_20_body" style:list-style-name="L31">
      <style:text-properties style:font-name="Times New Roman" fo:font-size="12pt" officeooo:rsid="001be35b" officeooo:paragraph-rsid="000bce39"/>
    </style:style>
    <style:style style:name="P63" style:family="paragraph" style:parent-style-name="Text_20_body" style:list-style-name="L8"/>
    <style:style style:name="P64" style:family="paragraph" style:parent-style-name="Text_20_body" style:list-style-name="L8">
      <style:paragraph-properties fo:margin-top="0in" fo:margin-bottom="0in" style:contextual-spacing="false"/>
    </style:style>
    <style:style style:name="P65" style:family="paragraph" style:parent-style-name="Text_20_body" style:list-style-name="L9"/>
    <style:style style:name="P66" style:family="paragraph" style:parent-style-name="Text_20_body" style:list-style-name="L9">
      <style:paragraph-properties fo:margin-top="0in" fo:margin-bottom="0in" style:contextual-spacing="false"/>
    </style:style>
    <style:style style:name="P67" style:family="paragraph" style:parent-style-name="Text_20_body" style:list-style-name="L10"/>
    <style:style style:name="P68" style:family="paragraph" style:parent-style-name="Text_20_body" style:list-style-name="L10">
      <style:paragraph-properties fo:margin-top="0in" fo:margin-bottom="0in" style:contextual-spacing="false"/>
    </style:style>
    <style:style style:name="P69" style:family="paragraph" style:parent-style-name="Text_20_body" style:list-style-name="L11"/>
    <style:style style:name="P70" style:family="paragraph" style:parent-style-name="Text_20_body" style:list-style-name="L13"/>
    <style:style style:name="P71" style:family="paragraph" style:parent-style-name="Text_20_body" style:list-style-name="L13">
      <style:paragraph-properties fo:margin-top="0in" fo:margin-bottom="0in" style:contextual-spacing="false"/>
    </style:style>
    <style:style style:name="P72" style:family="paragraph" style:parent-style-name="Text_20_body" style:list-style-name="L14"/>
    <style:style style:name="P73" style:family="paragraph" style:parent-style-name="Text_20_body" style:list-style-name="L14">
      <style:paragraph-properties fo:margin-top="0in" fo:margin-bottom="0in" style:contextual-spacing="false"/>
    </style:style>
    <style:style style:name="P74" style:family="paragraph" style:parent-style-name="Text_20_body" style:list-style-name="L15"/>
    <style:style style:name="P75" style:family="paragraph" style:parent-style-name="Text_20_body" style:list-style-name="L15">
      <style:paragraph-properties fo:margin-top="0in" fo:margin-bottom="0in" style:contextual-spacing="false"/>
    </style:style>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7">
      <style:paragraph-properties fo:margin-top="0in" fo:margin-bottom="0in" style:contextual-spacing="false"/>
    </style:style>
    <style:style style:name="P79" style:family="paragraph" style:parent-style-name="Text_20_body" style:list-style-name="L18"/>
    <style:style style:name="P80" style:family="paragraph" style:parent-style-name="Text_20_body" style:list-style-name="L18">
      <style:paragraph-properties fo:margin-top="0in" fo:margin-bottom="0in" style:contextual-spacing="false"/>
    </style:style>
    <style:style style:name="P81" style:family="paragraph" style:parent-style-name="Text_20_body" style:list-style-name="L20"/>
    <style:style style:name="P82" style:family="paragraph" style:parent-style-name="Text_20_body" style:list-style-name="L20">
      <style:paragraph-properties fo:margin-top="0in" fo:margin-bottom="0in" style:contextual-spacing="false"/>
    </style:style>
    <style:style style:name="P83" style:family="paragraph" style:parent-style-name="Text_20_body" style:list-style-name="L21"/>
    <style:style style:name="P84" style:family="paragraph" style:parent-style-name="Text_20_body" style:list-style-name="L21">
      <style:paragraph-properties fo:margin-top="0in" fo:margin-bottom="0in" style:contextual-spacing="false"/>
    </style:style>
    <style:style style:name="P85" style:family="paragraph" style:parent-style-name="Text_20_body" style:list-style-name="L22"/>
    <style:style style:name="P86" style:family="paragraph" style:parent-style-name="Text_20_body" style:list-style-name="L22">
      <style:paragraph-properties fo:margin-top="0in" fo:margin-bottom="0in" style:contextual-spacing="false"/>
    </style:style>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4">
      <style:paragraph-properties fo:margin-top="0in" fo:margin-bottom="0in" style:contextual-spacing="false"/>
    </style:style>
    <style:style style:name="P90" style:family="paragraph" style:parent-style-name="Text_20_body" style:list-style-name="L25"/>
    <style:style style:name="P91" style:family="paragraph" style:parent-style-name="Text_20_body" style:list-style-name="L25">
      <style:paragraph-properties fo:margin-top="0in" fo:margin-bottom="0in" style:contextual-spacing="false"/>
    </style:style>
    <style:style style:name="P92" style:family="paragraph" style:parent-style-name="Text_20_body" style:list-style-name="L26"/>
    <style:style style:name="P93" style:family="paragraph" style:parent-style-name="Text_20_body" style:list-style-name="L26">
      <style:paragraph-properties fo:margin-top="0in" fo:margin-bottom="0in" style:contextual-spacing="false"/>
    </style:style>
    <style:style style:name="P94" style:family="paragraph" style:parent-style-name="Text_20_body" style:list-style-name="L27"/>
    <style:style style:name="P95" style:family="paragraph" style:parent-style-name="Text_20_body" style:list-style-name="L27">
      <style:paragraph-properties fo:margin-top="0in" fo:margin-bottom="0in" style:contextual-spacing="false"/>
    </style:style>
    <style:style style:name="P96" style:family="paragraph" style:parent-style-name="Text_20_body" style:list-style-name="L28"/>
    <style:style style:name="P97" style:family="paragraph" style:parent-style-name="Text_20_body" style:list-style-name="L29"/>
    <style:style style:name="P98" style:family="paragraph" style:parent-style-name="Text_20_body" style:list-style-name="L32"/>
    <style:style style:name="P99" style:family="paragraph" style:parent-style-name="Text_20_body" style:list-style-name="L32">
      <style:paragraph-properties fo:margin-top="0in" fo:margin-bottom="0in" style:contextual-spacing="false"/>
    </style:style>
    <style:style style:name="P100" style:family="paragraph" style:parent-style-name="Text_20_body" style:list-style-name="L33"/>
    <style:style style:name="P101" style:family="paragraph" style:parent-style-name="Text_20_body" style:list-style-name="L33">
      <style:paragraph-properties fo:margin-top="0in" fo:margin-bottom="0in" style:contextual-spacing="false"/>
    </style:style>
    <style:style style:name="P102" style:family="paragraph" style:parent-style-name="Text_20_body" style:list-style-name="L34"/>
    <style:style style:name="P103" style:family="paragraph" style:parent-style-name="Text_20_body" style:list-style-name="L34">
      <style:paragraph-properties fo:margin-top="0in" fo:margin-bottom="0in" style:contextual-spacing="false"/>
    </style:style>
    <style:style style:name="P104" style:family="paragraph" style:parent-style-name="Text_20_body" style:list-style-name="L35"/>
    <style:style style:name="P105" style:family="paragraph" style:parent-style-name="Text_20_body" style:list-style-name="L35">
      <style:paragraph-properties fo:margin-top="0in" fo:margin-bottom="0in" style:contextual-spacing="false"/>
    </style:style>
    <style:style style:name="P106" style:family="paragraph" style:parent-style-name="Text_20_body" style:list-style-name="L36"/>
    <style:style style:name="P107" style:family="paragraph" style:parent-style-name="Text_20_body" style:list-style-name="L36">
      <style:paragraph-properties fo:margin-top="0in" fo:margin-bottom="0in" style:contextual-spacing="false"/>
    </style:style>
    <style:style style:name="P108" style:family="paragraph" style:parent-style-name="Text_20_body" style:list-style-name="L37"/>
    <style:style style:name="P109" style:family="paragraph" style:parent-style-name="Text_20_body" style:list-style-name="L37">
      <style:paragraph-properties fo:margin-top="0in" fo:margin-bottom="0in" style:contextual-spacing="false"/>
    </style:style>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39">
      <style:paragraph-properties fo:margin-top="0in" fo:margin-bottom="0in" style:contextual-spacing="false"/>
    </style:style>
    <style:style style:name="P113" style:family="paragraph" style:parent-style-name="Text_20_body" style:list-style-name="L40"/>
    <style:style style:name="P114" style:family="paragraph" style:parent-style-name="Text_20_body" style:list-style-name="L40">
      <style:paragraph-properties fo:margin-top="0in" fo:margin-bottom="0in" style:contextual-spacing="false"/>
    </style:style>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2">
      <style:paragraph-properties fo:margin-top="0in" fo:margin-bottom="0in" style:contextual-spacing="false"/>
    </style:style>
    <style:style style:name="P118" style:family="paragraph" style:parent-style-name="Text_20_body" style:list-style-name="L43"/>
    <style:style style:name="P119" style:family="paragraph" style:parent-style-name="Text_20_body" style:list-style-name="L43">
      <style:paragraph-properties fo:margin-top="0in" fo:margin-bottom="0in" style:contextual-spacing="false"/>
    </style:style>
    <style:style style:name="P120" style:family="paragraph" style:parent-style-name="Text_20_body" style:list-style-name="L45"/>
    <style:style style:name="P121" style:family="paragraph" style:parent-style-name="Text_20_body" style:list-style-name="L45">
      <style:paragraph-properties fo:margin-top="0in" fo:margin-bottom="0in" style:contextual-spacing="false"/>
    </style:style>
    <style:style style:name="P122" style:family="paragraph" style:parent-style-name="Text_20_body" style:list-style-name="L46"/>
    <style:style style:name="P123" style:family="paragraph" style:parent-style-name="Text_20_body" style:list-style-name="L46">
      <style:paragraph-properties fo:margin-top="0in" fo:margin-bottom="0in" style:contextual-spacing="false"/>
    </style:style>
    <style:style style:name="P124" style:family="paragraph" style:parent-style-name="Text_20_body" style:list-style-name="L47"/>
    <style:style style:name="P125" style:family="paragraph" style:parent-style-name="Text_20_body" style:list-style-name="L47">
      <style:paragraph-properties fo:margin-top="0in" fo:margin-bottom="0in" style:contextual-spacing="false"/>
    </style:style>
    <style:style style:name="P126" style:family="paragraph" style:parent-style-name="Text_20_body" style:list-style-name="L48"/>
    <style:style style:name="P127" style:family="paragraph" style:parent-style-name="Text_20_body" style:list-style-name="L48">
      <style:paragraph-properties fo:margin-top="0in" fo:margin-bottom="0in" style:contextual-spacing="false"/>
    </style:style>
    <style:style style:name="P128" style:family="paragraph" style:parent-style-name="Text_20_body" style:list-style-name="L49"/>
    <style:style style:name="P129" style:family="paragraph" style:parent-style-name="Text_20_body" style:list-style-name="L49">
      <style:paragraph-properties fo:margin-top="0in" fo:margin-bottom="0in" style:contextual-spacing="false"/>
    </style:style>
    <style:style style:name="P130" style:family="paragraph" style:parent-style-name="Text_20_body" style:list-style-name="L50"/>
    <style:style style:name="P131" style:family="paragraph" style:parent-style-name="Text_20_body" style:list-style-name="L50">
      <style:paragraph-properties fo:margin-top="0in" fo:margin-bottom="0in" style:contextual-spacing="false"/>
    </style:style>
    <style:style style:name="P132" style:family="paragraph" style:parent-style-name="Text_20_body" style:list-style-name="L44">
      <style:text-properties officeooo:paragraph-rsid="000d6fed"/>
    </style:style>
    <style:style style:name="P133" style:family="paragraph" style:parent-style-name="Text_20_body" style:list-style-name="L52"/>
    <style:style style:name="P134" style:family="paragraph" style:parent-style-name="Text_20_body" style:list-style-name="L52">
      <style:paragraph-properties fo:margin-top="0in" fo:margin-bottom="0in" style:contextual-spacing="false"/>
    </style:style>
    <style:style style:name="P135" style:family="paragraph" style:parent-style-name="Text_20_body" style:list-style-name="L53"/>
    <style:style style:name="P136" style:family="paragraph" style:parent-style-name="Text_20_body" style:list-style-name="L53">
      <style:paragraph-properties fo:margin-top="0in" fo:margin-bottom="0in" style:contextual-spacing="false"/>
    </style:style>
    <style:style style:name="P137" style:family="paragraph" style:parent-style-name="Text_20_body" style:list-style-name="L54"/>
    <style:style style:name="P138" style:family="paragraph" style:parent-style-name="Text_20_body" style:list-style-name="L54">
      <style:paragraph-properties fo:margin-top="0in" fo:margin-bottom="0in" style:contextual-spacing="false"/>
    </style:style>
    <style:style style:name="P139" style:family="paragraph" style:parent-style-name="Text_20_body" style:list-style-name="L55"/>
    <style:style style:name="P140" style:family="paragraph" style:parent-style-name="Text_20_body" style:list-style-name="L55">
      <style:paragraph-properties fo:margin-top="0in" fo:margin-bottom="0in" style:contextual-spacing="false"/>
    </style:style>
    <style:style style:name="P141" style:family="paragraph" style:parent-style-name="Text_20_body" style:list-style-name="L56"/>
    <style:style style:name="P142" style:family="paragraph" style:parent-style-name="Text_20_body" style:list-style-name="L56">
      <style:paragraph-properties fo:margin-top="0in" fo:margin-bottom="0in" style:contextual-spacing="false"/>
    </style:style>
    <style:style style:name="P143" style:family="paragraph" style:parent-style-name="Text_20_body" style:list-style-name="L51">
      <style:text-properties officeooo:paragraph-rsid="000d6fed"/>
    </style:style>
    <style:style style:name="P144" style:family="paragraph" style:parent-style-name="Text_20_body" style:list-style-name="L57"/>
    <style:style style:name="P145" style:family="paragraph" style:parent-style-name="Text_20_body" style:list-style-name="L57">
      <style:paragraph-properties fo:margin-top="0in" fo:margin-bottom="0in" style:contextual-spacing="false"/>
    </style:style>
    <style:style style:name="P146" style:family="paragraph" style:parent-style-name="Text_20_body" style:list-style-name="L58"/>
    <style:style style:name="P147" style:family="paragraph" style:parent-style-name="Text_20_body" style:list-style-name="L58">
      <style:paragraph-properties fo:margin-top="0in" fo:margin-bottom="0in" style:contextual-spacing="false"/>
    </style:style>
    <style:style style:name="P148" style:family="paragraph" style:parent-style-name="Text_20_body" style:list-style-name="L59"/>
    <style:style style:name="P149" style:family="paragraph" style:parent-style-name="Text_20_body" style:list-style-name="L59">
      <style:paragraph-properties fo:margin-top="0in" fo:margin-bottom="0in" style:contextual-spacing="false"/>
    </style:style>
    <style:style style:name="P150" style:family="paragraph" style:parent-style-name="Text_20_body" style:list-style-name="L60"/>
    <style:style style:name="P151" style:family="paragraph" style:parent-style-name="Text_20_body" style:list-style-name="L60">
      <style:paragraph-properties fo:margin-top="0in" fo:margin-bottom="0in" style:contextual-spacing="false"/>
    </style:style>
    <style:style style:name="P152" style:family="paragraph" style:parent-style-name="Text_20_body" style:list-style-name="L61"/>
    <style:style style:name="P153" style:family="paragraph" style:parent-style-name="Text_20_body" style:list-style-name="L61">
      <style:paragraph-properties fo:margin-top="0in" fo:margin-bottom="0in" style:contextual-spacing="false"/>
    </style:style>
    <style:style style:name="P154" style:family="paragraph" style:parent-style-name="Text_20_body" style:list-style-name="L62"/>
    <style:style style:name="P155" style:family="paragraph" style:parent-style-name="Text_20_body" style:list-style-name="L62">
      <style:paragraph-properties fo:margin-top="0in" fo:margin-bottom="0in" style:contextual-spacing="false"/>
    </style:style>
    <style:style style:name="P156" style:family="paragraph" style:parent-style-name="Text_20_body" style:list-style-name="L63"/>
    <style:style style:name="P157" style:family="paragraph" style:parent-style-name="Text_20_body" style:list-style-name="L63">
      <style:paragraph-properties fo:margin-top="0in" fo:margin-bottom="0in" style:contextual-spacing="false"/>
    </style:style>
    <style:style style:name="P158" style:family="paragraph" style:parent-style-name="Text_20_body" style:list-style-name="L64"/>
    <style:style style:name="P159" style:family="paragraph" style:parent-style-name="Text_20_body" style:list-style-name="L64">
      <style:paragraph-properties fo:margin-top="0in" fo:margin-bottom="0in" style:contextual-spacing="false"/>
    </style:style>
    <style:style style:name="P160" style:family="paragraph" style:parent-style-name="Text_20_body" style:list-style-name="L65"/>
    <style:style style:name="P161" style:family="paragraph" style:parent-style-name="Text_20_body" style:list-style-name="L65">
      <style:paragraph-properties fo:margin-top="0in" fo:margin-bottom="0in" style:contextual-spacing="false"/>
    </style:style>
    <style:style style:name="P162" style:family="paragraph" style:parent-style-name="Text_20_body" style:list-style-name="L66"/>
    <style:style style:name="P163" style:family="paragraph" style:parent-style-name="Text_20_body" style:list-style-name="L66">
      <style:paragraph-properties fo:margin-top="0in" fo:margin-bottom="0in" style:contextual-spacing="false"/>
    </style:style>
    <style:style style:name="P164" style:family="paragraph" style:parent-style-name="Text_20_body" style:list-style-name="L67"/>
    <style:style style:name="P165" style:family="paragraph" style:parent-style-name="Text_20_body" style:list-style-name="L67">
      <style:paragraph-properties fo:margin-top="0in" fo:margin-bottom="0in" style:contextual-spacing="false"/>
    </style:style>
    <style:style style:name="P166" style:family="paragraph" style:parent-style-name="Text_20_body" style:list-style-name="L68"/>
    <style:style style:name="P167" style:family="paragraph" style:parent-style-name="Text_20_body" style:list-style-name="L68">
      <style:paragraph-properties fo:margin-top="0in" fo:margin-bottom="0in" style:contextual-spacing="false"/>
    </style:style>
    <style:style style:name="P168" style:family="paragraph" style:parent-style-name="Text_20_body" style:list-style-name="L69"/>
    <style:style style:name="P169" style:family="paragraph" style:parent-style-name="Text_20_body" style:list-style-name="L69">
      <style:paragraph-properties fo:margin-top="0in" fo:margin-bottom="0in" style:contextual-spacing="false"/>
    </style:style>
    <style:style style:name="P170" style:family="paragraph" style:parent-style-name="Text_20_body" style:list-style-name="L70"/>
    <style:style style:name="P171" style:family="paragraph" style:parent-style-name="Text_20_body" style:list-style-name="L70">
      <style:paragraph-properties fo:margin-top="0in" fo:margin-bottom="0in" style:contextual-spacing="false"/>
    </style:style>
    <style:style style:name="P172" style:family="paragraph" style:parent-style-name="Text_20_body" style:list-style-name="L71"/>
    <style:style style:name="P173" style:family="paragraph" style:parent-style-name="Text_20_body" style:list-style-name="L71">
      <style:paragraph-properties fo:margin-top="0in" fo:margin-bottom="0in" style:contextual-spacing="false"/>
    </style:style>
    <style:style style:name="P174" style:family="paragraph" style:parent-style-name="Text_20_body" style:list-style-name="L72"/>
    <style:style style:name="P175" style:family="paragraph" style:parent-style-name="Text_20_body" style:list-style-name="L72">
      <style:paragraph-properties fo:margin-top="0in" fo:margin-bottom="0in" style:contextual-spacing="false"/>
    </style:style>
    <style:style style:name="P176" style:family="paragraph" style:parent-style-name="Text_20_body" style:list-style-name="L73"/>
    <style:style style:name="P177" style:family="paragraph" style:parent-style-name="Text_20_body" style:list-style-name="L73">
      <style:paragraph-properties fo:margin-top="0in" fo:margin-bottom="0in" style:contextual-spacing="false"/>
    </style:style>
    <style:style style:name="P178" style:family="paragraph" style:parent-style-name="Text_20_body" style:list-style-name="L74"/>
    <style:style style:name="P179" style:family="paragraph" style:parent-style-name="Text_20_body" style:list-style-name="L74">
      <style:paragraph-properties fo:margin-top="0in" fo:margin-bottom="0in" style:contextual-spacing="false"/>
    </style:style>
    <style:style style:name="P180" style:family="paragraph" style:parent-style-name="Text_20_body" style:list-style-name="L75"/>
    <style:style style:name="P181" style:family="paragraph" style:parent-style-name="Text_20_body" style:list-style-name="L76"/>
    <style:style style:name="P182" style:family="paragraph" style:parent-style-name="Text_20_body" style:list-style-name="L76">
      <style:paragraph-properties fo:margin-top="0in" fo:margin-bottom="0in" style:contextual-spacing="false"/>
    </style:style>
    <style:style style:name="T1" style:family="text">
      <style:text-properties style:font-name="Times New Roman" fo:font-size="12pt"/>
    </style:style>
    <style:style style:name="T2" style:family="text">
      <style:text-properties style:font-name="Times New Roman" fo:font-size="12pt" officeooo:rsid="0009d6b1"/>
    </style:style>
    <style:style style:name="T3" style:family="text">
      <style:text-properties style:font-name="Times New Roman" fo:font-size="12pt" officeooo:rsid="0013765d"/>
    </style:style>
    <style:style style:name="T4" style:family="text">
      <style:text-properties style:font-name="Times New Roman" fo:font-size="12pt" officeooo:rsid="0014ef94"/>
    </style:style>
    <style:style style:name="T5" style:family="text">
      <style:text-properties style:font-name="Times New Roman" fo:font-size="12pt" officeooo:rsid="0013313a"/>
    </style:style>
    <style:style style:name="T6" style:family="text">
      <style:text-properties style:font-name="Times New Roman" fo:font-size="12pt" officeooo:rsid="0012a694"/>
    </style:style>
    <style:style style:name="T7" style:family="text">
      <style:text-properties style:font-name="Times New Roman" fo:font-size="12pt" officeooo:rsid="0013903d"/>
    </style:style>
    <style:style style:name="T8" style:family="text">
      <style:text-properties officeooo:rsid="00072ae2"/>
    </style:style>
    <style:style style:name="T9" style:family="text">
      <style:text-properties style:font-name="Arial" fo:font-size="12pt" officeooo:rsid="0013313a"/>
    </style:style>
    <style:style style:name="T10" style:family="text">
      <style:text-properties style:font-name="Arial" fo:font-weight="bold" officeooo:rsid="0008c5ce"/>
    </style:style>
    <style:style style:name="T11" style:family="text">
      <style:text-properties style:font-name="Arial" fo:font-weight="bold" officeooo:rsid="0013313a" style:font-weight-asian="normal" style:font-weight-complex="normal"/>
    </style:style>
    <style:style style:name="T12" style:family="text">
      <style:text-properties style:font-name="Arial" fo:font-weight="normal" officeooo:rsid="0013313a" style:font-weight-asian="normal" style:font-weight-complex="normal"/>
    </style:style>
    <style:style style:name="T13" style:family="text">
      <style:text-properties officeooo:rsid="0008c5ce"/>
    </style:style>
    <style:style style:name="T14" style:family="text">
      <style:text-properties officeooo:rsid="000a80a6"/>
    </style:style>
    <style:style style:name="T15" style:family="text">
      <style:text-properties officeooo:rsid="000bce39"/>
    </style:style>
    <style:style style:name="T16" style:family="text">
      <style:text-properties officeooo:rsid="000d6fed"/>
    </style:style>
    <style:style style:name="T17" style:family="text">
      <style:text-properties fo:color="#c9211e" loext:opacity="100%" officeooo:rsid="0014ac0f"/>
    </style:style>
    <style:style style:name="T18" style:family="text">
      <style:text-properties officeooo:rsid="00176db7"/>
    </style:style>
    <style:style style:name="T19" style:family="text"/>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éparation examen ift6145 – Vision Tridimensionnelle</text:p>
      <text:p text:style-name="Text_20_body"/>
      <text:h text:style-name="Heading_20_1" text:outline-level="1">1. Formation d’image</text:h>
      <text:p text:style-name="P37">En optique, on utilise souvent le modèle « lentille mince » (ou « lentille simple ») pour illustrer le processus de formation de l'image .</text:p>
      <text:list xml:id="list281345303" text:style-name="L1">
        <text:list-item>
          <text:list>
            <text:list-item>
              <text:list>
                <text:list-header>
                  <text:h text:style-name="P33" text:outline-level="3"><text:span text:style-name="Strong_20_Emphasis">1. Modèles de caméra et lentille mince</text:span></text:h>
                </text:list-header>
              </text:list>
            </text:list-item>
          </text:list>
        </text:list-item>
      </text:list>
      <text:p text:style-name="Text_20_body"><text:span text:style-name="Strong_20_Emphasis">1.1. Quel est le lien entre le modèle de caméra perspective et le modèle « lentille mince » ?</text:span><text:line-break/>Le modèle de caméra perspective est une simplification géométrique qui suppose que tous les rayons lumineux convergent vers un point unique, appelé le centre optique. Le modèle « lentille mince » est une approximation physique d'une lentille où l'épaisseur de la lentille est négligée. Ces deux modèles sont liés car ils considèrent une convergence idéale des rayons lumineux, mais le modèle de caméra perspective est purement mathématique, tandis que le modèle « lentille mince » prend en compte des propriétés optiques comme la distance focale.</text:p>
      <text:p text:style-name="Text_20_body"><text:span text:style-name="Strong_20_Emphasis">1.2. Est-ce que le modèle de caméra perspective correspond bien au modèle « lentille mince » ? Expliquez.</text:span><text:line-break/>Le modèle de caméra perspective correspond bien au modèle « lentille mince » dans des conditions idéales où les effets comme la distorsion, le vignettage, ou les aberrations chromatiques sont ignorés. Cependant, en pratique, les lentilles réelles introduisent des déviations, et des corrections supplémentaires sont nécessaires.</text:p>
      <text:p text:style-name="Text_20_body"><text:span text:style-name="Strong_20_Emphasis">1.3. Quelle est la différence (ou relation) entre un modèle de caméra perspective et un modèle orthographique ?</text:span><text:line-break/>Le modèle de caméra perspective projette les rayons lumineux vers un point de fuite, ce qui génère des lignes convergentes et des objets éloignés qui apparaissent plus petits. En revanche, le modèle orthographique suppose des rayons parallèles, ce qui élimine la perspective et représente les objets avec des proportions constantes, quelle que soit leur distance.</text:p>
      <text:p text:style-name="Horizontal_20_Line"/>
      <text:h text:style-name="Heading_20_3" text:outline-level="3"><text:span text:style-name="Strong_20_Emphasis">2. Focus et profondeur de champ</text:span></text:h>
      <text:p text:style-name="Text_20_body"><text:span text:style-name="Strong_20_Emphasis">2.1. Dans ce modèle, qu'est-ce que le focus ?</text:span><text:line-break/>Le focus (mise au point) désigne la position où les rayons lumineux convergent pour former une image nette sur le plan image (par exemple, le capteur).</text:p>
      <text:p text:style-name="Text_20_body"><text:span text:style-name="Strong_20_Emphasis">2.2. Pourquoi est-ce que le focus ne fait pas partie des modèles de caméra en vision par ordinateur ?</text:span><text:line-break/>Le focus est un phénomène optique qui dépend de la configuration physique de la lentille et de la distance à l'objet. Les modèles de caméra en vision par ordinateur simplifient cette complexité pour se <text:soft-page-break/>concentrer sur la géométrie de projection (modèle pinhole), où tous les objets sont supposés être parfaitement nets.</text:p>
      <text:p text:style-name="Text_20_body"><text:span text:style-name="Strong_20_Emphasis">2.3. Expliquez ce qu'est le phénomène de la profondeur de champ.</text:span><text:line-break/>La profondeur de champ est la zone devant et derrière le plan de mise au point où les objets apparaissent suffisamment nets dans une image. Elle dépend de la distance focale, de l'ouverture de la lentille (f/stop), et de la distance à l'objet.</text:p>
      <text:p text:style-name="Text_20_body"><text:span text:style-name="Strong_20_Emphasis">2.4. Que peut-on faire pour augmenter la profondeur de champ ?</text:span><text:line-break/>Pour augmenter la profondeur de champ :</text:p>
      <text:list xml:id="list3272313604" text:style-name="L2">
        <text:list-item>
          <text:p text:style-name="P50">Utiliser une petite ouverture (grand f/stop).</text:p>
        </text:list-item>
        <text:list-item>
          <text:p text:style-name="P50">Augmenter la distance entre la caméra et le sujet.</text:p>
        </text:list-item>
        <text:list-item>
          <text:p text:style-name="P49">Utiliser une lentille avec une distance focale plus courte.</text:p>
        </text:list-item>
      </text:list>
      <text:p text:style-name="Horizontal_20_Line"/>
      <text:h text:style-name="Heading_20_3" text:outline-level="3"><text:span text:style-name="Strong_20_Emphasis">3. Distorsions et corrections</text:span></text:h>
      <text:p text:style-name="Text_20_body"><text:span text:style-name="Strong_20_Emphasis">3.1. Expliquez ce qu'est la distorsion radiale.</text:span><text:line-break/>La distorsion radiale est un effet optique où les lignes droites dans le monde réel apparaissent courbées dans l'image, en raison des propriétés de la lentille. Elle peut être en barillet (courbure vers l'extérieur) ou en coussinet (courbure vers l'intérieur).</text:p>
      <text:p text:style-name="Text_20_body"><text:span text:style-name="Strong_20_Emphasis">3.2. Comment peut-on corriger la distorsion radiale dans les images ?</text:span><text:line-break/>La distorsion radiale peut être corrigée en appliquant un modèle mathématique inversant cette déformation. Cela implique l'utilisation de coefficients de distorsion radiale, généralement obtenus par une étape de calibration de caméra.</text:p>
      <text:p text:style-name="Text_20_body"><text:span text:style-name="Strong_20_Emphasis">3.3. Est-ce qu'on peut représenter la distorsion radiale dans un modèle de caméra ?</text:span><text:line-break/>Oui, les modèles de caméra en vision par ordinateur incluent souvent des termes pour la distorsion radiale dans les équations de projection, comme dans les modèles de Brown-Conrady.</text:p>
      <text:p text:style-name="Text_20_body"><text:span text:style-name="Strong_20_Emphasis">3.4. Donnez un exemple d'algorithme de vision par ordinateur qui serait affecté par la distorsion radiale.</text:span><text:line-break/>Un algorithme de reconstruction 3D serait affecté, car la distorsion introduit des erreurs dans la correspondance entre les points d'image et les points 3D. La calibration et la correction de la distorsion sont cruciales pour garantir la précision des calculs.</text:p>
      <text:p text:style-name="Horizontal_20_Line"/>
      <text:h text:style-name="Heading_20_3" text:outline-level="3"><text:span text:style-name="Strong_20_Emphasis">4. Vignettage</text:span></text:h>
      <text:p text:style-name="Text_20_body"><text:span text:style-name="Strong_20_Emphasis">4.1. Qu'est-ce que le « vignettage » ?</text:span><text:line-break/>Le vignettage est une diminution progressive de la luminosité ou de l'intensité vers les bords de l'image, due à des limitations optiques ou mécaniques de l'objectif.</text:p>
      <text:p text:style-name="Text_20_body"><text:span text:style-name="Strong_20_Emphasis">4.2. Est-ce qu'on peut représenter le vignettage dans un modèle de caméra ? Expliquez brièvement.</text:span><text:line-break/><text:soft-page-break/>Oui, le vignettage peut être représenté par un modèle multiplicatif, où l'intensité diminue en fonction de la distance par rapport au centre de l'image.</text:p>
      <text:p text:style-name="Text_20_body"><text:span text:style-name="Strong_20_Emphasis">4.3. Donnez un exemple d'algorithme de vision par ordinateur qui serait affecté par le vignettage.</text:span><text:line-break/>Un algorithme de détection d'objets basé sur l'intensité des pixels pourrait être affecté, car les variations de luminosité dues au vignettage pourraient être confondues avec des propriétés des objets eux-mêmes.</text:p>
      <text:p text:style-name="Horizontal_20_Line"/>
      <text:h text:style-name="Heading_20_3" text:outline-level="3"><text:span text:style-name="Strong_20_Emphasis">5. Capteurs et acquisition d'images</text:span></text:h>
      <text:p text:style-name="Text_20_body"><text:span text:style-name="Strong_20_Emphasis">5.1. Capteur CCD ou CMOS : comment obtient-on des images en couleur ? (Donnez 2 méthodes).</text:span></text:p>
      <text:list xml:id="list736853300" text:style-name="L3">
        <text:list-item>
          <text:p text:style-name="P52">Utilisation d'une matrice de filtres de Bayer, où chaque pixel du capteur capte une seule couleur (rouge, vert ou bleu), puis un traitement de dématriçage est appliqué.</text:p>
        </text:list-item>
        <text:list-item>
          <text:p text:style-name="P51">Utilisation de prismes pour diviser la lumière en ses composantes RVB, avec chaque couleur capturée par un capteur distinct.</text:p>
          <text:p text:style-name="P53">VOIR SLIDES</text:p>
        </text:list-item>
      </text:list>
      <text:p text:style-name="Text_20_body"><text:span text:style-name="Strong_20_Emphasis">5.2. On dit que les images sont souvent affectées par du bruit. De quoi s'agit-il ? Donnez quelques exemples.</text:span><text:line-break/>Le bruit est une variation aléatoire des valeurs de pixel qui dégrade la qualité de l'image. Exemples :</text:p>
      <text:list xml:id="list1086582399" text:style-name="L4">
        <text:list-item>
          <text:p text:style-name="P56">Bruit thermique (lié à la température du capteur).</text:p>
        </text:list-item>
        <text:list-item>
          <text:p text:style-name="P56">Bruit photonique (lié à la nature aléatoire de l'arrivée des photons).</text:p>
        </text:list-item>
        <text:list-item>
          <text:p text:style-name="P55">Bruit de lecture (introduit par l'électronique du capteur).</text:p>
        </text:list-item>
      </text:list>
      <text:p text:style-name="Text_20_body"><text:tab/><text:span text:style-name="T17">VOIR SLIDES</text:span></text:p>
      <text:p text:style-name="Text_20_body"><text:span text:style-name="Strong_20_Emphasis">5.3. D'où vient le bruit dans les images obtenues d'un capteur CCD ? Décrivez une source de bruit et expliquez de quel type de bruit il s'agit.</text:span><text:line-break/>Une source de bruit dans un capteur CCD est le bruit thermique, causé par des électrons générés thermiquement dans le capteur. Ce type de bruit est amplifié à des températures élevées et peut être réduit par refroidissement.</text:p>
      <text:p text:style-name="Horizontal_20_Line"/>
      <text:h text:style-name="Heading_20_3" text:outline-level="3"><text:span text:style-name="Strong_20_Emphasis">6. Propriétés physiques des objets et lumière</text:span></text:h>
      <text:p text:style-name="Text_20_body"><text:span text:style-name="Strong_20_Emphasis">6.1. Qu'est-ce qu'un objet lambertien ?</text:span><text:line-break/>Un objet lambertien est une surface qui diffuse la lumière de manière uniforme dans toutes les directions, indépendamment de l'angle d'incidence de la lumière. Cela signifie que l'intensité apparente ne dépend que de l'orientation par rapport à la source lumineuse, et non de l'angle de vue.</text:p>
      <text:h text:style-name="P22" text:outline-level="1"><text:span text:style-name="T8">2.</text:span> <text:s/>Mosaïque</text:h>
      <text:h text:style-name="P23" text:outline-level="1"><text:span text:style-name="Strong_20_Emphasis"><text:span text:style-name="T2">1. Pourquoi est-il important, lorsqu'on veut créer une mosaïque panoramique d'images, que toutes les images soient prises d'une même position (i.e. pas de translation)?</text:span></text:span></text:h>
      <text:p text:style-name="Text_20_body">Lorsqu'on prend des images pour créer une mosaïque panoramique, il est crucial que toutes les images soient prises depuis une même position pour éviter des effets de parallaxe. Le mouvement de translation modifie les relations géométriques entre les objets en 3D, ce qui rend difficile (voire impossible) de trouver une correspondance cohérente entre les images. Lorsque la caméra pivote autour de son centre optique, les objets restent alignés selon les mêmes rayons lumineux, ce qui permet de les assembler plus facilement.</text:p>
      <text:p text:style-name="Horizontal_20_Line"/>
      <text:h text:style-name="Heading_20_3" text:outline-level="3"><text:span text:style-name="Strong_20_Emphasis">2. Est-ce qu'on peut réaliser une mosaïque à partir de photos prises de positions différentes (i.e. avec de la translation) si l'objet qu'on photographie est planaire (ex: une grande murale) ? Expliquez.</text:span></text:h>
      <text:p text:style-name="Text_20_body">Oui, il est possible de réaliser une mosaïque dans ce cas. Si l'objet photographié est planaire (comme une murale), les transformations géométriques entre les images peuvent être modélisées par une <text:span text:style-name="Strong_20_Emphasis">homographie</text:span>. Une homographie est une transformation projective qui relie deux plans dans des perspectives différentes. Cependant, cela suppose que la caméra ne change pas d'orientation de manière significative et que la surface photographiée est réellement plane.</text:p>
      <text:p text:style-name="Horizontal_20_Line"/>
      <text:h text:style-name="Heading_20_3" text:outline-level="3"><text:span text:style-name="Strong_20_Emphasis">3. Combien de points sont requis au minimum pour pouvoir calculer une homographie entre deux images à l'aide des contraintes linéaires ? Justifiez.</text:span></text:h>
      <text:p text:style-name="Text_20_body">Pour calculer une homographie, il faut au minimum <text:span text:style-name="Strong_20_Emphasis">4 points correspondants</text:span> entre les deux images.</text:p>
      <text:p text:style-name="Text_20_body"><text:span text:style-name="Strong_20_Emphasis">Justification :</text:span></text:p>
      <text:list xml:id="list430108221" text:style-name="L5">
        <text:list-item>
          <text:p text:style-name="P58">Une homographie est représentée par une matrice 3×3 avec 8 degrés de liberté (car la matrice est homogène, donc normalisée par un facteur d'échelle).</text:p>
        </text:list-item>
        <text:list-item>
          <text:p text:style-name="P58">Chaque correspondance de point fournit deux équations (une pour la coordonnée x et une pour y).</text:p>
        </text:list-item>
        <text:list-item>
          <text:p text:style-name="P57">Ainsi, 4 correspondances fournissent 4×2=8 équations, ce qui est le minimum nécessaire pour résoudre les 8 inconnues de la matrice d'homographie.</text:p>
        </text:list-item>
      </text:list>
      <text:p text:style-name="Horizontal_20_Line"/>
      <text:h text:style-name="Heading_20_3" text:outline-level="3"><text:span text:style-name="Strong_20_Emphasis">4. Si on se déplace en train et qu'on prend des photos à travers la fenêtre quand le train est en mouvement, est-ce qu'on peut réaliser un panorama avec les images ? Expliquez.</text:span></text:h>
      <text:p text:style-name="Text_20_body"><text:soft-page-break/>Non, il est généralement difficile de réaliser un panorama dans ce cas, sauf si l'objet photographié est planaire.</text:p>
      <text:p text:style-name="Text_20_body"><text:span text:style-name="Strong_20_Emphasis">Explication :</text:span></text:p>
      <text:list xml:id="list3429468850" text:style-name="L6">
        <text:list-item>
          <text:p text:style-name="P60">Lorsque le train est en mouvement, il y a une <text:span text:style-name="Strong_20_Emphasis">translation</text:span> significative entre les positions de la caméra. Cela provoque des effets de <text:span text:style-name="Strong_20_Emphasis">parallaxe</text:span> pour les objets situés à différentes distances, ce qui rend impossible l'alignement simple des images.</text:p>
        </text:list-item>
        <text:list-item>
          <text:p text:style-name="P60">Cependant, si l'objet photographié est strictement planaire (par exemple, une peinture sur un mur), une homographie peut être utilisée pour aligner les images, mais cela nécessiterait des conditions spécifiques et un traitement soigneux.</text:p>
        </text:list-item>
        <text:list-item>
          <text:p text:style-name="P59">Si les objets dans la scène sont en 3D (comme des arbres et des bâtiments), le déplacement rendrait impossible la création d'un panorama cohérent.</text:p>
        </text:list-item>
      </text:list>
      <text:list xml:id="list3985358527" text:style-name="L7">
        <text:list-header>
          <text:p text:style-name="P61"/>
        </text:list-header>
      </text:list>
      <text:h text:style-name="P22" text:outline-level="1"><text:span text:style-name="T13">3. <text:s/></text:span><text:span text:style-name="T10">Géométrie projective</text:span></text:h>
      <text:h text:style-name="P23" text:outline-level="1"><text:span text:style-name="Strong_20_Emphasis"><text:span text:style-name="T9">1. Si je prends une photo d'un objet plat et rectangulaire (disons un damier) de deux points de vue différents, quel est le lien géométrique entre les deux images de l'objet ? (On suppose qu'il n'y a pas de distorsion radiale)</text:span></text:span></text:h>
      <text:p text:style-name="Text_20_body">Le lien géométrique entre les deux images est une <text:span text:style-name="Strong_20_Emphasis">homographie</text:span>. L’homographie est une transformation projective qui relie deux images d’un même plan dans l’espace. Elle est décrite par une matrice 3×3, et sa validité repose sur le fait que l’objet (le damier) est plat.</text:p>
      <text:p text:style-name="Horizontal_20_Line"/>
      <text:h text:style-name="Heading_20_3" text:outline-level="3"><text:span text:style-name="Strong_20_Emphasis">2. Et si l'objet n'est pas plat (disons un ballon de soccer) ?</text:span></text:h>
      <text:p text:style-name="Text_20_body">Si l'objet n'est pas plat, il n'y a pas de relation d'homographie entre les deux images. Les points correspondants sont liés par une <text:span text:style-name="Strong_20_Emphasis">projection perspective 3D</text:span>, et leur relation géométrique nécessite une connaissance des <text:span text:style-name="Strong_20_Emphasis">paramètres intrinsèques et extrinsèques</text:span> des caméras pour modéliser la transformation. La surface courbée introduit une dépendance à la profondeur, ce qui rend le problème plus complexe.</text:p>
      <text:p text:style-name="Horizontal_20_Line"/>
      <text:h text:style-name="Heading_20_3" text:outline-level="3"><text:span text:style-name="Strong_20_Emphasis">3. On dessine une conique sur un papier. Si on prend une photo du papier, est-ce que le dessin sera encore une conique ? Expliquez. (On suppose absence de distorsion radiale)</text:span></text:h>
      <text:p text:style-name="Text_20_body">Oui, le dessin restera une conique. Une conique reste une conique sous une transformation projective (comme la projection d’une caméra). La transformation peut modifier la forme apparente de la conique (par exemple, un cercle peut devenir une ellipse), mais elle restera une courbe du second degré.</text:p>
      <text:p text:style-name="Horizontal_20_Line"/>
      <text:h text:style-name="Heading_20_3" text:outline-level="3"><text:span text:style-name="Strong_20_Emphasis">4. Comment représente-t-on un point à l'infini dans un espace projectif 2D ?</text:span></text:h>
      <text:p text:style-name="Text_20_body">Un point à l’infini dans l’espace projectif 2D est représenté par des coordonnées homogènes de la forme (x,y,0), où x et y définissent la direction de la ligne de fuite dans l’espace Euclidien.</text:p>
      <text:p text:style-name="Horizontal_20_Line"/>
      <text:h text:style-name="Heading_20_3" text:outline-level="3"><text:span text:style-name="Strong_20_Emphasis">5. À quoi correspondent les points projectifs 2D suivants dans l’espace Euclidien ?</text:span></text:h>
      <text:list xml:id="list808946259" text:style-name="L8">
        <text:list-item>
          <text:p text:style-name="P64">p1​=(1,2,3) : En coordonnées Euclidiennes, p1​=(31​,32​).</text:p>
        </text:list-item>
        <text:list-item>
          <text:p text:style-name="P64">p2​=(y,y,y) : Ce point est équivalent à (1,1) dans l’espace Euclidien, car il se réduit à une valeur uniforme, correspondant au même point normalisé.</text:p>
        </text:list-item>
        <text:list-item>
          <text:p text:style-name="P63">p3​=(0,0,0) : Cela ne correspond pas à un point valide car les coordonnées homogènes doivent être non nulles pour être définies.</text:p>
        </text:list-item>
      </text:list>
      <text:p text:style-name="Horizontal_20_Line"/>
      <text:h text:style-name="Heading_20_3" text:outline-level="3"><text:soft-page-break/><text:span text:style-name="Strong_20_Emphasis">6. Définissez la « ligne à l’infini » dans l’espace projectif 2D.</text:span></text:h>
      <text:p text:style-name="Text_20_body">La ligne à l’infini est une ligne dans l’espace projectif définie par l’équation z=0. Elle regroupe tous les points à l’infini, représentés par des coordonnées homogènes (x,y,0), qui indiquent des directions parallèles dans l’espace Euclidien.</text:p>
      <text:p text:style-name="Horizontal_20_Line"/>
      <text:h text:style-name="Heading_20_3" text:outline-level="3"><text:span text:style-name="Strong_20_Emphasis">7. Comment faire pour vérifier si une ligne projective (a,b,c) est parallèle à une ligne projective (d,e,f) ?</text:span></text:h>
      <text:p text:style-name="Text_20_body">Deux lignes projectives sont parallèles si leur intersection est un point à l'infini, c’est-à-dire un point de la forme (x,y,0). En pratique, cela revient à résoudre leur intersection et vérifier si le troisième coordonnée homogène est zéro.</text:p>
      <text:p text:style-name="Horizontal_20_Line"/>
      <text:h text:style-name="Heading_20_3" text:outline-level="3"><text:span text:style-name="Strong_20_Emphasis">8. Quel est l'avantage d'utiliser la géométrie projective pour représenter une transformation rigide ?</text:span></text:h>
      <text:p text:style-name="Text_20_body">La géométrie projective permet d’unifier la représentation des translations, rotations et autres transformations comme des matrices. Les coordonnées homogènes permettent également de gérer les points à l’infini de manière cohérente, ce qui simplifie les calculs géométriques et les projections.</text:p>
      <text:p text:style-name="Horizontal_20_Line"/>
      <text:h text:style-name="Heading_20_3" text:outline-level="3"><text:span text:style-name="Strong_20_Emphasis">9. Donnez une propriété géométrique qui est préservée par toutes les transformations linéaires de l’espace projectif 2D.</text:span></text:h>
      <text:p text:style-name="Text_20_body">Une propriété préservée est la <text:span text:style-name="Strong_20_Emphasis">colinéarité des points</text:span> : si trois points sont alignés avant une transformation projective, ils restent alignés après.</text:p>
      <text:p text:style-name="P20">VOIR SLIDES</text:p>
      <text:p text:style-name="Horizontal_20_Line"/>
      <text:h text:style-name="Heading_20_3" text:outline-level="3"><text:span text:style-name="Strong_20_Emphasis">10. Quelle est l'équation qui correspond à la ligne (1,2,3) ?</text:span></text:h>
      <text:p text:style-name="Text_20_body">L’équation de la ligne dans l’espace Euclidien est x+2y+3=0, où x et y sont les coordonnées Euclidiennes.</text:p>
      <text:p text:style-name="Horizontal_20_Line"/>
      <text:h text:style-name="Heading_20_3" text:outline-level="3"><text:span text:style-name="Strong_20_Emphasis">11. À quoi correspondent les points projectifs suivants dans l’espace Euclidien ?</text:span></text:h>
      <text:list xml:id="list562843344" text:style-name="L9">
        <text:list-item>
          <text:p text:style-name="P66">p1​=(1,2,3) : En Euclidien, cela correspond à (31​,32​).</text:p>
        </text:list-item>
        <text:list-item>
          <text:p text:style-name="P65">p2​=(1,2,3,4) : Ce point est en 3D, et en Euclidien, il correspond à (41​,42​,43​).</text:p>
        </text:list-item>
      </text:list>
      <text:p text:style-name="Horizontal_20_Line"/>
      <text:h text:style-name="Heading_20_3" text:outline-level="3"><text:soft-page-break/><text:span text:style-name="Strong_20_Emphasis">12. Comment trouve-t-on l'intersection de deux lignes ?</text:span></text:h>
      <text:p text:style-name="Text_20_body">Pour deux lignes projectives (a1​,b1​,c1​) et (a2​,b2​,c2​), leur intersection est donnée par le produit vectoriel :</text:p>
      <text:p text:style-name="Text_20_body">(x,y,z)=(a1​,b1​,c1​)×(a2​,b2​,c2​).</text:p>
      <text:p text:style-name="Text_20_body">Exemple :<text:line-break/>Pour les lignes (1,−1,0) et (0,1,−1), leur intersection est :</text:p>
      <text:p text:style-name="Text_20_body">(1,−1,0)×(0,1,−1)=(1,1,1).</text:p>
      <text:p text:style-name="Text_20_body">En coordonnées Euclidiennes, le point d'intersection est (1,1).</text:p>
      <text:p text:style-name="Horizontal_20_Line"/>
      <text:h text:style-name="Heading_20_3" text:outline-level="3"><text:span text:style-name="Strong_20_Emphasis">13. Quelle est l’utilité de la géométrie projective en vision par ordinateur ?</text:span></text:h>
      <text:p text:style-name="Text_20_body">La géométrie projective est utile pour :</text:p>
      <text:list xml:id="list4090855796" text:style-name="L10">
        <text:list-item>
          <text:p text:style-name="P68">Représenter les transformations géométriques entre des images (homographies, projections).</text:p>
        </text:list-item>
        <text:list-item>
          <text:p text:style-name="P68">Modéliser les propriétés des caméras (points de fuite, lignes parallèles).</text:p>
        </text:list-item>
        <text:list-item>
          <text:p text:style-name="P68">Unifier les calculs pour gérer à la fois les transformations 2D et 3D.</text:p>
        </text:list-item>
        <text:list-item>
          <text:p text:style-name="P67">Corriger les distorsions et calculer les correspondances entre images.</text:p>
        </text:list-item>
      </text:list>
      <text:list xml:id="list3907891975" text:style-name="L11">
        <text:list-item>
          <text:p text:style-name="P69">Simplifier les équations de projection, notamment dans les matrices intrinsèques et extrinsèques des caméras (matrice de calibration, homographie, etc.)</text:p>
        </text:list-item>
      </text:list>
      <text:list xml:id="list3132188845" text:style-name="L12">
        <text:list-item>
          <text:p text:style-name="P44"/>
        </text:list-item>
      </text:list>
      <text:h text:style-name="P26" text:outline-level="1"/>
      <text:h text:style-name="P27" text:outline-level="1"><text:span text:style-name="T12">4. <text:s/></text:span><text:span text:style-name="T11">Modèles de caméra</text:span></text:h>
      <text:h text:style-name="P28" text:outline-level="1"><text:span text:style-name="T6">1. </text:span><text:span text:style-name="T3">Soit le modèle de caméra décrit par la matrice 3x4 suivante: </text:span><text:span text:style-name="T3"><draw:frame draw:style-name="fr1" draw:name="Objet1" text:anchor-type="as-char" svg:width="1.0811in" svg:height="0.6563in" draw:z-index="0"><draw:object xlink:href="./Object 1" xlink:type="simple" xlink:show="embed" xlink:actuate="onLoad"/><draw:image xlink:href="./ObjectReplacements/Object 1" xlink:type="simple" xlink:show="embed" xlink:actuate="onLoad"/><svg:desc>formula</svg:desc></draw:frame></text:span><text:span text:style-name="T3">. </text:span><text:span text:style-name="T4">De quel modèle s'agit-il?</text:span><text:span text:style-name="T5"> Donnez un </text:span><text:span text:style-name="T4">d'avantage et un d'inconvénient de ce modèle</text:span><text:span text:style-name="T5">.</text:span></text:h>
      <text:p text:style-name="Text_20_body">Ce modèle correspond au <text:span text:style-name="Strong_20_Emphasis">modèle de caméra projective</text:span> ou <text:span text:style-name="Strong_20_Emphasis">modèle de caméra perspective</text:span>. Il décrit une caméra pinhole, où la projection des points 3D vers l'image 2D est linéaire en coordonnées homogènes.</text:p>
      <text:list xml:id="list293391107" text:style-name="L13">
        <text:list-item>
          <text:p text:style-name="P71"><text:span text:style-name="Strong_20_Emphasis">Avantage</text:span> : C'est un modèle mathématiquement simple qui permet de représenter les projections en 3D avec une matrice unique. Il est bien adapté à de nombreuses applications en vision par ordinateur. </text:p>
        </text:list-item>
        <text:list-item>
          <text:p text:style-name="P70"><text:span text:style-name="Strong_20_Emphasis">Inconvénient</text:span> : Il ne prend pas en compte les phénomènes physiques réels comme la distorsion radiale, la profondeur de champ, ou les aberrations optiques. </text:p>
          <text:p text:style-name="P54">VOIR SLIDES</text:p>
        </text:list-item>
      </text:list>
      <text:p text:style-name="Horizontal_20_Line"/>
      <text:h text:style-name="Heading_20_3" text:outline-level="3"><text:span text:style-name="Strong_20_Emphasis">2. On appelle le modèle de caméra perspective le modèle KRT. Pourquoi ? Expliquez.</text:span></text:h>
      <text:p text:style-name="Text_20_body">Le modèle de caméra perspective est appelé <text:span text:style-name="Strong_20_Emphasis">KRT</text:span> parce qu'il décompose la matrice de projection P=K[R∣T]P = K[R|T] en trois composantes principales :</text:p>
      <text:list xml:id="list3162559499" text:style-name="L14">
        <text:list-item>
          <text:p text:style-name="P73">KK : La matrice des paramètres intrinsèques, qui décrit les propriétés internes de la caméra (focale, centre optique, rapport d'aspect, distorsion d'échelle). </text:p>
        </text:list-item>
        <text:list-item>
          <text:p text:style-name="P73">RR : La matrice de rotation, qui définit l'orientation de la caméra dans l'espace. </text:p>
        </text:list-item>
        <text:list-item>
          <text:p text:style-name="P72">TT : Le vecteur de translation, qui définit la position de la caméra dans l'espace. </text:p>
        </text:list-item>
      </text:list>
      <text:p text:style-name="Text_20_body">Cette décomposition facilite l'interprétation et l'utilisation des paramètres de la caméra.</text:p>
      <text:p text:style-name="Horizontal_20_Line"/>
      <text:h text:style-name="Heading_20_3" text:outline-level="3"><text:span text:style-name="Strong_20_Emphasis">3. Pourquoi le modèle de caméra perspective ne peut pas représenter la profondeur de champ et le focus d'une caméra ?</text:span></text:h>
      <text:p text:style-name="Text_20_body">Le modèle de caméra perspective est basé sur la projection géométrique idéale, où tous les rayons convergent parfaitement vers un point unique sur le capteur. Il suppose que chaque point dans la scène produit une image nette, indépendamment de sa distance.</text:p>
      <text:list xml:id="list4293875979" text:style-name="L15">
        <text:list-item>
          <text:p text:style-name="P75">La <text:span text:style-name="Strong_20_Emphasis">profondeur de champ</text:span> dépend de la taille d'ouverture de l'objectif, ce qui introduit une variabilité dans la netteté en fonction de la distance. </text:p>
        </text:list-item>
        <text:list-item>
          <text:p text:style-name="P74">Le <text:span text:style-name="Strong_20_Emphasis">focus</text:span> est une propriété optique qui n'est pas prise en compte dans le modèle, car celui-ci ignore les limitations physiques de la lentille et du capteur. </text:p>
        </text:list-item>
      </text:list>
      <text:p text:style-name="Horizontal_20_Line"/>
      <text:h text:style-name="Heading_20_3" text:outline-level="3"><text:soft-page-break/><text:span text:style-name="Strong_20_Emphasis">4. Qu'est-ce que le modèle « caméra à l'infini » ? Donnez un exemple de situation où ce modèle s'applique bien.</text:span></text:h>
      <text:p text:style-name="Text_20_body">Le modèle de <text:span text:style-name="Strong_20_Emphasis">caméra à l'infini</text:span> est une simplification où les rayons lumineux arrivant à la caméra sont supposés être parallèles, ce qui équivaut à une projection orthographique. Cela signifie que les objets sont représentés avec des proportions constantes, indépendamment de leur distance.</text:p>
      <text:list xml:id="list515194342" text:style-name="L16">
        <text:list-item>
          <text:p text:style-name="P76"><text:span text:style-name="Strong_20_Emphasis">Exemple d'application</text:span> : Ce modèle est bien adapté pour photographier des scènes très éloignées, comme des paysages ou des images satellite, où les objets sont suffisamment loin pour que les rayons lumineux puissent être considérés comme parallèles. </text:p>
        </text:list-item>
      </text:list>
      <text:p text:style-name="Horizontal_20_Line"/>
      <text:h text:style-name="Heading_20_3" text:outline-level="3"><text:span text:style-name="Strong_20_Emphasis">5. Comparez les modèles de caméra perspective et caméra affine.</text:span></text:h>
      <text:h text:style-name="Heading_20_4" text:outline-level="4"><text:span text:style-name="Strong_20_Emphasis">Modèle de caméra perspective</text:span></text:h>
      <text:list xml:id="list1113560537" text:style-name="L17">
        <text:list-item>
          <text:p text:style-name="P78"><text:span text:style-name="Strong_20_Emphasis">Description</text:span> : Modèle basé sur la projection pinhole, où les rayons lumineux convergent vers un point unique. </text:p>
        </text:list-item>
        <text:list-item>
          <text:p text:style-name="P78"><text:span text:style-name="Strong_20_Emphasis">Avantage</text:span> : Il capture les effets de perspective, ce qui est crucial pour représenter des scènes en 3D de manière réaliste. </text:p>
        </text:list-item>
        <text:list-item>
          <text:p text:style-name="P77"><text:span text:style-name="Strong_20_Emphasis">Inconvénient</text:span> : Plus complexe mathématiquement, et nécessite des calibrations précises pour être précis. </text:p>
        </text:list-item>
      </text:list>
      <text:h text:style-name="Heading_20_4" text:outline-level="4"><text:span text:style-name="Strong_20_Emphasis">Modèle de caméra affine</text:span></text:h>
      <text:list xml:id="list1943978710" text:style-name="L18">
        <text:list-item>
          <text:p text:style-name="P80"><text:span text:style-name="Strong_20_Emphasis">Description</text:span> : Modèle simplifié où les rayons lumineux sont supposés être parallèles, ce qui élimine les effets de perspective. </text:p>
        </text:list-item>
        <text:list-item>
          <text:p text:style-name="P80"><text:span text:style-name="Strong_20_Emphasis">Avantage</text:span> : Plus simple mathématiquement et computationnellement. </text:p>
        </text:list-item>
        <text:list-item>
          <text:p text:style-name="P79"><text:span text:style-name="Strong_20_Emphasis">Inconvénient</text:span> : Ne représente pas la perspective, donc les objets éloignés ne paraissent pas plus petits. </text:p>
        </text:list-item>
      </text:list>
      <text:p text:style-name="Horizontal_20_Line"/>
      <text:h text:style-name="Heading_20_3" text:outline-level="3"><text:span text:style-name="Strong_20_Emphasis">6. Pourquoi la distorsion radiale ne fait pas partie du modèle de caméra perspective ?</text:span></text:h>
      <text:p text:style-name="Text_20_body">Le modèle de caméra perspective suppose que la lentille de la caméra est parfaite et que les rayons lumineux convergent sans déviation vers un point unique. La distorsion radiale, en revanche, est une propriété physique des lentilles réelles, où les rayons lumineux sont courbés en fonction de leur distance par rapport à l'axe optique. Ce phénomène est ignoré dans le modèle pour simplifier les calculs.</text:p>
      <text:p text:style-name="Horizontal_20_Line"/>
      <text:h text:style-name="Heading_20_3" text:outline-level="3"><text:soft-page-break/><text:span text:style-name="Strong_20_Emphasis">7. Pourquoi le modèle de caméra perspective ne peut pas représenter la profondeur de champ ?</text:span></text:h>
      <text:p text:style-name="Text_20_body">La profondeur de champ est un phénomène optique lié à l'ouverture de la lentille, à la focale et à la distance de mise au point. Elle détermine la plage de distances dans laquelle les objets apparaissent nets. Le modèle de caméra perspective suppose une mise au point parfaite pour tous les points de la scène, et il ne prend pas en compte l'ouverture de la lentille ni les propriétés de diffusion, ce qui le rend incapable de modéliser la profondeur de champ.</text:p>
      <text:list xml:id="list1786810208" text:style-name="L19">
        <text:list-header>
          <text:p text:style-name="P38"/>
        </text:list-header>
      </text:list>
      <text:p text:style-name="P11"/>
      <text:p text:style-name="P11"/>
      <text:h text:style-name="Heading_20_1" text:outline-level="1" text:is-list-header="true"/>
      <text:h text:style-name="P29" text:outline-level="1"><text:span text:style-name="T14">5. </text:span>Calibration de caméra</text:h>
      <text:h text:style-name="P4" text:outline-level="3"><text:span text:style-name="Strong_20_Emphasis">1. Comparaison des trois modèles de caméra</text:span></text:h>
      <text:h text:style-name="Heading_20_4" text:outline-level="4"><text:span text:style-name="Strong_20_Emphasis">a) Modèle de caméra affine</text:span></text:h>
      <text:list xml:id="list4225908438" text:style-name="L20">
        <text:list-item>
          <text:p text:style-name="P82"><text:span text:style-name="Strong_20_Emphasis">Description</text:span> : Supposition que les rayons lumineux sont parallèles (pas de perspective). La projection conserve les proportions géométriques mais ignore les effets de perspective. </text:p>
        </text:list-item>
        <text:list-item>
          <text:p text:style-name="P82"><text:span text:style-name="Strong_20_Emphasis">Avantage</text:span> : Simplicité mathématique et calculs rapides. </text:p>
        </text:list-item>
        <text:list-item>
          <text:p text:style-name="P82"><text:span text:style-name="Strong_20_Emphasis">Inconvénient</text:span> : Ne capture pas les effets de profondeur et de perspective. </text:p>
        </text:list-item>
        <text:list-item>
          <text:p text:style-name="P81"><text:span text:style-name="Strong_20_Emphasis">Exemple idéal</text:span> : Photographie aérienne de terrains plats ou cartes topographiques. </text:p>
        </text:list-item>
      </text:list>
      <text:h text:style-name="Heading_20_4" text:outline-level="4"><text:span text:style-name="Strong_20_Emphasis">b) Modèle de caméra perspective</text:span></text:h>
      <text:list xml:id="list3249049992" text:style-name="L21">
        <text:list-item>
          <text:p text:style-name="P84"><text:span text:style-name="Strong_20_Emphasis">Description</text:span> : Modélise une projection pinhole où les rayons convergent vers un point unique (centre optique), capturant les effets de perspective. </text:p>
        </text:list-item>
        <text:list-item>
          <text:p text:style-name="P84"><text:span text:style-name="Strong_20_Emphasis">Avantage</text:span> : Représentation réaliste des scènes 3D, essentielle pour des reconstructions 3D précises. </text:p>
        </text:list-item>
        <text:list-item>
          <text:p text:style-name="P84"><text:span text:style-name="Strong_20_Emphasis">Inconvénient</text:span> : Plus complexe mathématiquement et nécessite un calibrage précis. </text:p>
        </text:list-item>
        <text:list-item>
          <text:p text:style-name="P83"><text:span text:style-name="Strong_20_Emphasis">Exemple idéal</text:span> : Reconstruction 3D ou création de panoramas. </text:p>
        </text:list-item>
      </text:list>
      <text:h text:style-name="Heading_20_4" text:outline-level="4"><text:span text:style-name="Strong_20_Emphasis">c) Modèle de caméra perspective général</text:span></text:h>
      <text:list xml:id="list361351651" text:style-name="L22">
        <text:list-item>
          <text:p text:style-name="P86"><text:span text:style-name="Strong_20_Emphasis">Description</text:span> : Étend le modèle de caméra perspective en incluant des phénomènes comme la distorsion radiale et d'autres aberrations optiques. </text:p>
        </text:list-item>
        <text:list-item>
          <text:p text:style-name="P86"><text:span text:style-name="Strong_20_Emphasis">Avantage</text:span> : Modélisation plus précise des caméras réelles avec leurs imperfections. </text:p>
        </text:list-item>
        <text:list-item>
          <text:p text:style-name="P86"><text:span text:style-name="Strong_20_Emphasis">Inconvénient</text:span> : Modèle complexe, nécessitant plus de données et un calibrage précis pour être fiable. </text:p>
        </text:list-item>
        <text:list-item>
          <text:p text:style-name="P85"><text:span text:style-name="Strong_20_Emphasis">Exemple idéal</text:span> : Applications où des corrections optiques précises sont nécessaires, comme la cartographie sous-marine ou la photographie de grande qualité. </text:p>
        </text:list-item>
      </text:list>
      <text:p text:style-name="Horizontal_20_Line"/>
      <text:h text:style-name="Heading_20_3" text:outline-level="3"><text:span text:style-name="Strong_20_Emphasis">2. Qu'est-ce qu'une caméra « non single viewpoint » ? Donnez un exemple.</text:span></text:h>
      <text:p text:style-name="Text_20_body">Une caméra « non single viewpoint » est une caméra qui ne peut pas être modélisée comme si tous les rayons lumineux convergeaient vers un seul point. Cela se produit avec des systèmes optiques complexes.</text:p>
      <text:list xml:id="list1048439593" text:style-name="L23">
        <text:list-item>
          <text:p text:style-name="P87"><text:span text:style-name="Strong_20_Emphasis">Exemple</text:span> : Une caméra panoramique à miroir convexe (comme les caméras omnidirectionnelles). Ces caméras capturent des images avec des rayons qui ne convergent pas vers un unique centre. </text:p>
        </text:list-item>
      </text:list>
      <text:p text:style-name="Horizontal_20_Line"/>
      <text:h text:style-name="Heading_20_3" text:outline-level="3"><text:soft-page-break/><text:span text:style-name="Strong_20_Emphasis">3. Estimation d'une homographie : erreur analytique et erreur géométrique</text:span></text:h>
      <text:list xml:id="list3538779890" text:style-name="L24">
        <text:list-item>
          <text:p text:style-name="P88"><text:span text:style-name="Strong_20_Emphasis">Erreur analytique</text:span> : Différence entre les valeurs projetées par l’homographie estimée et les positions des points correspondants (en termes d'équations).</text:p>
          <text:list>
            <text:list-item>
              <text:p text:style-name="P89"><text:span text:style-name="Strong_20_Emphasis">Avantage</text:span> : Simplicité computationnelle. </text:p>
            </text:list-item>
            <text:list-item>
              <text:p text:style-name="P89"><text:span text:style-name="Strong_20_Emphasis">Inconvénient</text:span> : Moins robuste si les correspondances incluent du bruit. </text:p>
            </text:list-item>
          </text:list>
        </text:list-item>
        <text:list-item>
          <text:p text:style-name="P88"><text:span text:style-name="Strong_20_Emphasis">Erreur géométrique</text:span> : Distance réelle (euclidienne) entre la projection estimée et les points correspondants dans l'image.</text:p>
          <text:list>
            <text:list-item>
              <text:p text:style-name="P89"><text:span text:style-name="Strong_20_Emphasis">Avantage</text:span> : Plus robuste aux bruits et aux erreurs dans les données. </text:p>
            </text:list-item>
            <text:list-item>
              <text:p text:style-name="P88"><text:span text:style-name="Strong_20_Emphasis">Inconvénient</text:span> : Calcul plus complexe, nécessitant des optimisations. </text:p>
            </text:list-item>
          </text:list>
        </text:list-item>
      </text:list>
      <text:p text:style-name="P21">VOIR SLIDES</text:p>
      <text:p text:style-name="Horizontal_20_Line"/>
      <text:h text:style-name="Heading_20_3" text:outline-level="3"><text:span text:style-name="Strong_20_Emphasis">4. Points nécessaires pour le calibrage 2D-3D</text:span></text:h>
      <text:list xml:id="list3311903013" text:style-name="L25">
        <text:list-item>
          <text:p text:style-name="P91"><text:span text:style-name="Strong_20_Emphasis">Modèle perspective</text:span> : Minimum de 6 points 3D correspondants à des points 2D (chaque point donne 2 équations, et une caméra perspective a 11 paramètres à résoudre). </text:p>
        </text:list-item>
        <text:list-item>
          <text:p text:style-name="P90"><text:span text:style-name="Strong_20_Emphasis">Modèle affine</text:span> : Seulement 4 points sont nécessaires, car ce modèle a moins de paramètres (pas de perspective). </text:p>
        </text:list-item>
      </text:list>
      <text:p text:style-name="Horizontal_20_Line"/>
      <text:h text:style-name="Heading_20_3" text:outline-level="3"><text:span text:style-name="Strong_20_Emphasis">5. À quoi sert le calibrage de caméra en vision par ordinateur ?</text:span></text:h>
      <text:p text:style-name="Text_20_body">Le calibrage permet d’estimer les paramètres intrinsèques (comme la focale et la distorsion radiale) et extrinsèques (position et orientation de la caméra) pour convertir les coordonnées 3D dans le monde réel en coordonnées 2D de l'image. Cela est essentiel pour des applications comme la reconstruction 3D, la robotique et le suivi de mouvement.</text:p>
      <text:p text:style-name="Horizontal_20_Line"/>
      <text:h text:style-name="Heading_20_3" text:outline-level="3"><text:span text:style-name="Strong_20_Emphasis">6. Exemple de problème dépendant du calibrage</text:span></text:h>
      <text:list xml:id="list389184887" text:style-name="L26">
        <text:list-item>
          <text:p text:style-name="P93"><text:span text:style-name="Strong_20_Emphasis">Exemple</text:span> : Reconstruction 3D à partir d'images. </text:p>
          <text:list>
            <text:list-item>
              <text:p text:style-name="P93"><text:span text:style-name="Strong_20_Emphasis">Utilité (A)</text:span> : Le calibrage assure que les relations géométriques entre les images sont correctes, ce qui est essentiel pour reconstruire une scène 3D précise. </text:p>
            </text:list-item>
            <text:list-item>
              <text:p text:style-name="P93"><text:span text:style-name="Strong_20_Emphasis">Impact (B)</text:span> : Si le calibrage est erroné, les objets reconstruits seront déformés ou incorrectement positionnés. </text:p>
            </text:list-item>
            <text:list-item>
              <text:p text:style-name="P92"><text:span text:style-name="Strong_20_Emphasis">Impact (C)</text:span> : Sans calibrage, il est impossible de relier précisément les points correspondants dans les différentes images, rendant la reconstruction imprécise. </text:p>
            </text:list-item>
          </text:list>
        </text:list-item>
      </text:list>
      <text:p text:style-name="Horizontal_20_Line"/>
      <text:h text:style-name="Heading_20_3" text:outline-level="3"><text:soft-page-break/><text:span text:style-name="Strong_20_Emphasis">7. Paramètres internes ou externes de la caméra</text:span></text:h>
      <text:list xml:id="list1286736798" text:style-name="L27">
        <text:list-item>
          <text:p text:style-name="P95"><text:span text:style-name="Strong_20_Emphasis">A) Position de la caméra dans le monde</text:span> : Paramètre <text:span text:style-name="Strong_20_Emphasis">externe</text:span>, car il décrit l'emplacement de la caméra dans l'espace global. </text:p>
        </text:list-item>
        <text:list-item>
          <text:p text:style-name="P95"><text:span text:style-name="Strong_20_Emphasis">B) Angle de vue de la caméra</text:span> : Paramètre <text:span text:style-name="Strong_20_Emphasis">interne</text:span>, car il est lié à l'optique de la caméra (champ de vision dépendant de la focale). </text:p>
        </text:list-item>
        <text:list-item>
          <text:p text:style-name="P95"><text:span text:style-name="Strong_20_Emphasis">C) Focus</text:span> : Paramètre <text:span text:style-name="Strong_20_Emphasis">interne</text:span>, car il est déterminé par les propriétés de l’objectif. </text:p>
        </text:list-item>
        <text:list-item>
          <text:p text:style-name="P94"><text:span text:style-name="Strong_20_Emphasis">D) Distorsion radiale</text:span> : Paramètre <text:span text:style-name="Strong_20_Emphasis">interne</text:span>, car il résulte des caractéristiques optiques spécifiques de la lentille. </text:p>
        </text:list-item>
      </text:list>
      <text:p text:style-name="Horizontal_20_Line"/>
      <text:h text:style-name="Heading_20_3" text:outline-level="3"><text:span text:style-name="Strong_20_Emphasis">8. Objet 3D pour calibrer une caméra perspective avec peu de distorsion radiale</text:span></text:h>
      <text:p text:style-name="Text_20_body">Un <text:span text:style-name="Strong_20_Emphasis">damier</text:span> est un excellent choix :</text:p>
      <text:list xml:id="list3330257475" text:style-name="L28">
        <text:list-item>
          <text:p text:style-name="P96"><text:span text:style-name="Strong_20_Emphasis">Raisons</text:span> : Le damier fournit un grand nombre de points précis et faciles à détecter (les intersections des lignes). Sa planéité facilite l'estimation des homographies pour chaque vue. </text:p>
        </text:list-item>
      </text:list>
      <text:p text:style-name="Horizontal_20_Line"/>
      <text:h text:style-name="Heading_20_3" text:outline-level="3"><text:span text:style-name="Strong_20_Emphasis">9. Objet 3D pour une caméra fisheye avec distorsion radiale élevée</text:span></text:h>
      <text:p text:style-name="Text_20_body">Dans ce cas, un <text:span text:style-name="Strong_20_Emphasis">système 3D volumétrique</text:span> comme une sphère calibrée ou une structure composée de points à différentes profondeurs est préférable.</text:p>
      <text:list xml:id="list1402277429" text:style-name="L29">
        <text:list-item>
          <text:p text:style-name="P97"><text:span text:style-name="Strong_20_Emphasis">Raisons</text:span> : La distorsion radiale importante nécessite de capturer des données à différentes distances et orientations pour modéliser correctement les effets de la lentille fisheye. Une seule surface plane ne suffirait pas. </text:p>
        </text:list-item>
      </text:list>
      <text:p text:style-name="P6"/>
      <text:list xml:id="list626116666" text:style-name="L30">
        <text:list-header>
          <text:p text:style-name="P39"/>
        </text:list-header>
      </text:list>
      <text:p text:style-name="P5"/>
      <text:h text:style-name="P24" text:outline-level="1"/>
      <text:h text:style-name="P29" text:outline-level="1">6. <text:s/>Calibration planaire</text:h>
      <text:p text:style-name="Text_20_body"/>
      <text:list xml:id="list1365839060" text:style-name="L31">
        <text:list-item>
          <text:list>
            <text:list-item>
              <text:list>
                <text:list-item>
                  <text:h text:style-name="P34" text:outline-level="3"><text:span text:style-name="Strong_20_Emphasis">1. Comment calibrer les paramètres internes d'une caméra en utilisant un damier ?</text:span></text:h>
                </text:list-item>
              </text:list>
            </text:list-item>
          </text:list>
        </text:list-item>
      </text:list>
      <text:list xml:id="list2061572086" text:style-name="L32">
        <text:list-item>
          <text:p text:style-name="P99"><text:span text:style-name="Strong_20_Emphasis">Prendre plusieurs images du damier</text:span> : Positionner un damier à différentes orientations et distances par rapport à la caméra. Assurez-vous de capturer au moins 10 images avec une bonne variété d'angles.</text:p>
        </text:list-item>
        <text:list-item>
          <text:p text:style-name="P99"><text:span text:style-name="Strong_20_Emphasis">Identifier les coins du damier</text:span> : Utiliser un algorithme pour détecter automatiquement les intersections des lignes du damier (comme l'algorithme de détection de coins de Harris).</text:p>
        </text:list-item>
        <text:list-item>
          <text:p text:style-name="P99"><text:span text:style-name="Strong_20_Emphasis">Relier les points du damier au plan 3D</text:span> : Assigner des coordonnées 3D connues aux coins du damier dans le repère du plan (par exemple, (0,0,0), (1,0,0), etc.).</text:p>
        </text:list-item>
        <text:list-item>
          <text:p text:style-name="P99"><text:span text:style-name="Strong_20_Emphasis">Estimer les homographies</text:span> : Pour chaque image, calculer une homographie qui relie les coordonnées du damier en 3D (dans le plan) aux coordonnées 2D détectées sur l'image.</text:p>
        </text:list-item>
        <text:list-item>
          <text:p text:style-name="P98"><text:span text:style-name="Strong_20_Emphasis">Résoudre les paramètres intrinsèques</text:span> : À partir des homographies, déduire les paramètres internes (K) de la caméra, comme la focale, le centre optique, et le rapport d'aspect.</text:p>
        </text:list-item>
      </text:list>
      <text:p text:style-name="Horizontal_20_Line"/>
      <text:h text:style-name="Heading_20_3" text:outline-level="3"><text:span text:style-name="Strong_20_Emphasis">2. Déterminer la position et l'orientation d'une caméra en utilisant un damier (paramètres extrinsèques)</text:span></text:h>
      <text:list xml:id="list83519048" text:style-name="L33">
        <text:list-item>
          <text:p text:style-name="P101"><text:span text:style-name="Strong_20_Emphasis">Utiliser les paramètres intrinsèques</text:span> : Si K est connu (issu d'une calibration précédente), utilisez-le pour relier les homographies aux paramètres extrinsèques.</text:p>
        </text:list-item>
        <text:list-item>
          <text:p text:style-name="P101"><text:span text:style-name="Strong_20_Emphasis">Capturer une image du damier</text:span> : Prenez une image où le damier est bien visible.</text:p>
        </text:list-item>
        <text:list-item>
          <text:p text:style-name="P101"><text:span text:style-name="Strong_20_Emphasis">Calculer les homographies</text:span> : Trouvez la transformation entre les coordonnées 3D du damier (dans son plan) et les coordonnées 2D détectées sur l'image.</text:p>
        </text:list-item>
        <text:list-item>
          <text:p text:style-name="P100"><text:span text:style-name="Strong_20_Emphasis">Estimer R et T</text:span> : Décomposez l'homographie pour extraire la matrice de rotation R et le vecteur de translation T, qui donnent respectivement l'orientation et la position de la caméra par rapport au plan du damier.</text:p>
        </text:list-item>
      </text:list>
      <text:p text:style-name="Horizontal_20_Line"/>
      <text:h text:style-name="Heading_20_3" text:outline-level="3"><text:span text:style-name="Strong_20_Emphasis">3. Pourquoi faut-il plusieurs vues du plan de calibration (damier) ?</text:span></text:h>
      <text:p text:style-name="Text_20_body">Une seule vue du damier ne permet pas de capturer une diversité suffisante pour estimer correctement les paramètres internes. Plusieurs vues sous différents angles, distances et orientations fournissent une meilleure contrainte sur les relations géométriques et permettent de réduire les ambiguïtés, améliorant ainsi la précision de la calibration.</text:p>
      <text:p text:style-name="Horizontal_20_Line"/>
      <text:h text:style-name="Heading_20_3" text:outline-level="3"><text:span text:style-name="Strong_20_Emphasis">4. Calibration avec deux damiers différents (gros et petit)</text:span></text:h>
      <text:p text:style-name="Text_20_body">Il est possible de calibrer avec deux damiers différents en respectant les étapes suivantes :</text:p>
      <text:list xml:id="list767780000" text:style-name="L34">
        <text:list-item>
          <text:p text:style-name="P103"><text:soft-page-break/><text:span text:style-name="Strong_20_Emphasis">Calibrer chaque damier individuellement</text:span> : Utilisez les points détectés sur chaque damier pour estimer une homographie et calibrer séparément les paramètres internes.</text:p>
        </text:list-item>
        <text:list-item>
          <text:p text:style-name="P103"><text:span text:style-name="Strong_20_Emphasis">Relier les deux damiers</text:span> : Placez les deux damiers dans une configuration connue (par exemple, les aligner ou définir leur position relative dans un repère global).</text:p>
        </text:list-item>
        <text:list-item>
          <text:p text:style-name="P102"><text:span text:style-name="Strong_20_Emphasis">Combiner les résultats</text:span> : Utilisez les relations géométriques entre les damiers pour ajuster et affiner les résultats obtenus.</text:p>
        </text:list-item>
      </text:list>
      <text:p text:style-name="Horizontal_20_Line"/>
      <text:h text:style-name="Heading_20_3" text:outline-level="3"><text:span text:style-name="Strong_20_Emphasis">5. Combien d'homographies pour une calibration planaire ?</text:span></text:h>
      <text:p text:style-name="Text_20_body">Au moins <text:span text:style-name="Strong_20_Emphasis">2 homographies</text:span> (issues de 2 images différentes du damier) sont nécessaires pour estimer les paramètres intrinsèques de la caméra. Chaque homographie impose des contraintes sur les paramètres, et avec au moins 2 vues, le système d'équations devient solvable.</text:p>
      <text:p text:style-name="Horizontal_20_Line"/>
      <text:h text:style-name="Heading_20_3" text:outline-level="3"><text:span text:style-name="Strong_20_Emphasis"><text:span text:style-name="T18">6</text:span></text:span><text:span text:style-name="Strong_20_Emphasis">. Avantage d'une calibration planaire par rapport à une calibration 2D-3D</text:span></text:h>
      <text:list xml:id="list1127023507" text:style-name="L35">
        <text:list-item>
          <text:p text:style-name="P105"><text:span text:style-name="Strong_20_Emphasis">Avantage</text:span> : La calibration planaire ne nécessite qu’un objet plan (comme un damier), ce qui est plus simple à manipuler que des objets 3D complexes.</text:p>
        </text:list-item>
        <text:list-item>
          <text:p text:style-name="P104"><text:span text:style-name="Strong_20_Emphasis">Inconvénient</text:span> : Elle fournit moins d'informations sur les relations de profondeur, donc elle n'est pas idéale pour des configurations nécessitant des relations spatiales complexes.</text:p>
        </text:list-item>
      </text:list>
      <text:list xml:id="list155346222481807" text:continue-list="list1365839060" text:style-name="L31">
        <text:list-header>
          <text:p text:style-name="P62"/>
        </text:list-header>
      </text:list>
      <text:h text:style-name="Heading_20_1" text:outline-level="1" text:is-list-header="true"/>
      <text:h text:style-name="P29" text:outline-level="1"><text:span text:style-name="T15">7. </text:span>Optimisation </text:h>
      <text:h text:style-name="P7" text:outline-level="3"><text:span text:style-name="Strong_20_Emphasis">1. Décomposition en valeurs singulières (Singular Value Decomposition - SVD)</text:span></text:h>
      <text:p text:style-name="Text_20_body">La SVD est une décomposition matricielle qui représente une matrice AA (de dimensions m×nm \times n) comme le produit de trois matrices :</text:p>
      <text:p text:style-name="Text_20_body">A=UΣVTA = U \Sigma V^T </text:p>
      <text:p text:style-name="Text_20_body">où :</text:p>
      <text:list xml:id="list3385612531" text:style-name="L36">
        <text:list-item>
          <text:p text:style-name="P107">UU est une matrice orthogonale (m×mm \times m), </text:p>
        </text:list-item>
        <text:list-item>
          <text:p text:style-name="P107">Σ\Sigma est une matrice diagonale (m×nm \times n) contenant les valeurs singulières (non négatives et triées par ordre décroissant), </text:p>
        </text:list-item>
        <text:list-item>
          <text:p text:style-name="P106">VTV^T est une matrice orthogonale (n×nn \times n). </text:p>
        </text:list-item>
      </text:list>
      <text:h text:style-name="Heading_20_4" text:outline-level="4"><text:span text:style-name="Strong_20_Emphasis">Exemple d'utilisation</text:span> :</text:h>
      <text:list xml:id="list2696569059" text:style-name="L37">
        <text:list-item>
          <text:p text:style-name="P109"><text:span text:style-name="Strong_20_Emphasis">Réduction de dimension</text:span> : La SVD est utilisée pour effectuer une analyse des composantes principales (PCA), où seules les plus grandes valeurs singulières et leurs vecteurs associés sont conservés pour simplifier les données. </text:p>
        </text:list-item>
        <text:list-item>
          <text:p text:style-name="P108"><text:span text:style-name="Strong_20_Emphasis">Vision par ordinateur</text:span> : En géométrie projective, la SVD est utilisée pour résoudre les équations associées aux homographies ou aux matrices fondamentales en trouvant des solutions minimisant les erreurs. </text:p>
        </text:list-item>
      </text:list>
      <text:p text:style-name="Horizontal_20_Line"/>
      <text:h text:style-name="Heading_20_3" text:outline-level="3"><text:span text:style-name="Strong_20_Emphasis">2. À quoi sert l'algorithme RANSAC ?</text:span></text:h>
      <text:p text:style-name="Text_20_body">RANSAC (Random Sample Consensus) est un algorithme itératif utilisé pour estimer les paramètres d'un modèle mathématique à partir de données contenant des <text:span text:style-name="Strong_20_Emphasis">outliers</text:span> (valeurs aberrantes).</text:p>
      <text:h text:style-name="Heading_20_4" text:outline-level="4"><text:span text:style-name="Strong_20_Emphasis">Efficacité</text:span> :</text:h>
      <text:list xml:id="list4066813002" text:style-name="L38">
        <text:list-item>
          <text:p text:style-name="P110">RANSAC est très efficace lorsqu’il y a un grand nombre d’outliers, car il peut isoler les inliers (valeurs conformes au modèle) en échantillonnant les données et en vérifiant la cohérence du modèle. </text:p>
        </text:list-item>
      </text:list>
      <text:h text:style-name="Heading_20_4" text:outline-level="4"><text:span text:style-name="Strong_20_Emphasis">Limites</text:span> :</text:h>
      <text:list xml:id="list3413192487" text:style-name="L39">
        <text:list-item>
          <text:p text:style-name="P112">RANSAC est peu utile si : </text:p>
          <text:list>
            <text:list-item>
              <text:p text:style-name="P112">Les données contiennent peu d’outliers (d'autres méthodes comme les moindres carrés suffisent). </text:p>
            </text:list-item>
            <text:list-item>
              <text:p text:style-name="P111">Il n’existe pas de modèle clair pour les données (par exemple, si les données sont bruitées mais non aberrantes). </text:p>
            </text:list-item>
          </text:list>
        </text:list-item>
      </text:list>
      <text:p text:style-name="Horizontal_20_Line"/>
      <text:h text:style-name="Heading_20_3" text:outline-level="3"><text:soft-page-break/><text:span text:style-name="Strong_20_Emphasis">3. Pourquoi est-il recommandé de normaliser les données dans un système d'équation linéaire ?</text:span></text:h>
      <text:p text:style-name="Text_20_body">La normalisation des données est cruciale pour améliorer la stabilité numérique et réduire les erreurs d'arrondi. Si les valeurs des données ont des échelles très différentes, les petites valeurs peuvent être négligées par rapport aux grandes valeurs dans les calculs numériques.</text:p>
      <text:h text:style-name="Heading_20_4" text:outline-level="4"><text:span text:style-name="Strong_20_Emphasis">Comment normaliser</text:span> :</text:h>
      <text:list xml:id="list3803658567" text:style-name="L40">
        <text:list-item>
          <text:p text:style-name="P114"><text:span text:style-name="Strong_20_Emphasis">Centre les données</text:span> : Soustraire la moyenne de chaque coordonnée. </text:p>
        </text:list-item>
        <text:list-item>
          <text:p text:style-name="P113"><text:span text:style-name="Strong_20_Emphasis">Redimensionner</text:span> : Diviser par l’écart type ou normaliser les coordonnées pour que les points soient dans une plage uniforme, comme un cercle unitaire centré en (0,0)(0, 0). </text:p>
        </text:list-item>
      </text:list>
      <text:p text:style-name="Horizontal_20_Line"/>
      <text:h text:style-name="Heading_20_3" text:outline-level="3"><text:span text:style-name="Strong_20_Emphasis">4. Différence entre l'erreur analytique et l'erreur géométrique</text:span></text:h>
      <text:list xml:id="list1783620372" text:style-name="L41">
        <text:list-item>
          <text:p text:style-name="P115"><text:span text:style-name="Strong_20_Emphasis">Erreur analytique</text:span> : Calculée à partir des équations mathématiques définissant le modèle. Elle est souvent la norme résiduelle entre les points projetés et les points observés.<text:line-break/>Exemple : ∥Ax−b∥\|A x - b\| pour un système linéaire Ax=bA x = b.</text:p>
        </text:list-item>
        <text:list-item>
          <text:p text:style-name="P115"><text:span text:style-name="Strong_20_Emphasis">Erreur géométrique</text:span> : Mesure la distance géométrique réelle entre les points projetés par le modèle et les points observés. C'est souvent la distance euclidienne entre deux points dans l'espace.</text:p>
        </text:list-item>
      </text:list>
      <text:p text:style-name="Horizontal_20_Line"/>
      <text:h text:style-name="Heading_20_3" text:outline-level="3"><text:span text:style-name="Strong_20_Emphasis">5. Avantages et inconvénients de l'erreur analytique par rapport à l'erreur géométrique</text:span></text:h>
      <text:h text:style-name="Heading_20_4" text:outline-level="4"><text:span text:style-name="Strong_20_Emphasis">Erreur analytique</text:span></text:h>
      <text:list xml:id="list3105395209" text:style-name="L42">
        <text:list-item>
          <text:p text:style-name="P116"><text:span text:style-name="Strong_20_Emphasis">Avantages</text:span> :</text:p>
          <text:list>
            <text:list-item>
              <text:p text:style-name="P117">Simplicité computationnelle : facile à calculer avec des méthodes linéaires ou matricielles. </text:p>
            </text:list-item>
            <text:list-item>
              <text:p text:style-name="P117">Convient pour des problèmes où la relation entre les données est bien modélisée par des équations linéaires. </text:p>
            </text:list-item>
          </text:list>
        </text:list-item>
        <text:list-item>
          <text:p text:style-name="P116"><text:span text:style-name="Strong_20_Emphasis">Inconvénients</text:span> :</text:p>
          <text:list>
            <text:list-item>
              <text:p text:style-name="P117">Moins robuste en présence de données bruitées ou non linéaires. </text:p>
            </text:list-item>
            <text:list-item>
              <text:p text:style-name="P116">Peut ne pas représenter correctement les erreurs perceptibles dans l’image ou l’espace géométrique. </text:p>
            </text:list-item>
          </text:list>
        </text:list-item>
      </text:list>
      <text:h text:style-name="Heading_20_4" text:outline-level="4"><text:span text:style-name="Strong_20_Emphasis">Erreur géométrique</text:span></text:h>
      <text:list xml:id="list3407989285" text:style-name="L43">
        <text:list-item>
          <text:p text:style-name="P118"><text:span text:style-name="Strong_20_Emphasis">Avantages</text:span> :</text:p>
          <text:list>
            <text:list-item>
              <text:p text:style-name="P119">Représente mieux la qualité visuelle ou géométrique des résultats. </text:p>
            </text:list-item>
            <text:list-item>
              <text:p text:style-name="P119">Plus robuste pour des données bruitées ou dans des cas non linéaires. </text:p>
            </text:list-item>
          </text:list>
        </text:list-item>
        <text:list-item>
          <text:p text:style-name="P118"><text:soft-page-break/><text:span text:style-name="Strong_20_Emphasis">Inconvénients</text:span> :</text:p>
          <text:list>
            <text:list-item>
              <text:p text:style-name="P119">Plus complexe à calculer, nécessite des optimisations non linéaires. </text:p>
            </text:list-item>
            <text:list-item>
              <text:p text:style-name="P118">Peut être plus coûteuse en termes de temps de calcul. </text:p>
            </text:list-item>
          </text:list>
        </text:list-item>
      </text:list>
      <text:p text:style-name="P14"/>
      <text:h text:style-name="P24" text:outline-level="1"/>
      <text:h text:style-name="P29" text:outline-level="1">8. <text:s/>Stereo</text:h>
      <text:p text:style-name="Text_20_body"/>
      <text:list xml:id="list4087017143" text:style-name="L44">
        <text:list-item>
          <text:list>
            <text:list-item>
              <text:list>
                <text:list-item>
                  <text:h text:style-name="P35" text:outline-level="3"><text:span text:style-name="Strong_20_Emphasis">1. Problème des occlusions pour la reconstruction stéréoscopique et moyens d’atténuer l’effet</text:span></text:h>
                </text:list-item>
              </text:list>
            </text:list-item>
          </text:list>
        </text:list-item>
      </text:list>
      <text:h text:style-name="Heading_20_4" text:outline-level="4"><text:span text:style-name="Strong_20_Emphasis">Problème</text:span></text:h>
      <text:p text:style-name="Text_20_body">Dans la reconstruction stéréoscopique, les <text:span text:style-name="Strong_20_Emphasis">occlusions</text:span> se produisent lorsqu'une partie de la scène visible par une caméra est masquée dans l'autre vue en raison de la géométrie de la scène et de la position des caméras. Cela entraîne un échec de correspondance entre les pixels des deux images.</text:p>
      <text:h text:style-name="Heading_20_4" text:outline-level="4"><text:span text:style-name="Strong_20_Emphasis">Moyens pour atténuer l'effet</text:span></text:h>
      <text:list xml:id="list4281353487" text:style-name="L45">
        <text:list-item>
          <text:p text:style-name="P121"><text:span text:style-name="Strong_20_Emphasis">Détection des zones d'occlusion</text:span> : </text:p>
          <text:list>
            <text:list-item>
              <text:p text:style-name="P121">Utiliser une cohérence bidirectionnelle (vérifier les correspondances dans les deux sens) pour identifier les zones où les correspondances ne sont pas fiables. </text:p>
            </text:list-item>
          </text:list>
        </text:list-item>
        <text:list-item>
          <text:p text:style-name="P121"><text:span text:style-name="Strong_20_Emphasis">Interpolation dans les zones d'occlusion</text:span> : </text:p>
          <text:list>
            <text:list-item>
              <text:p text:style-name="P121">Remplir les zones occluses en interpolant les disparités des régions voisines ou en utilisant des informations de profondeur des vues adjacentes si disponibles. </text:p>
            </text:list-item>
          </text:list>
        </text:list-item>
        <text:list-item>
          <text:p text:style-name="P121"><text:span text:style-name="Strong_20_Emphasis">Utilisation de plusieurs caméras</text:span> : </text:p>
          <text:list>
            <text:list-item>
              <text:p text:style-name="P121">Ajouter plus de points de vue pour minimiser les zones d'occlusion en s’appuyant sur des images prises sous différents angles. </text:p>
            </text:list-item>
          </text:list>
        </text:list-item>
        <text:list-item>
          <text:p text:style-name="P121"><text:span text:style-name="Strong_20_Emphasis">Modèles de régularisation</text:span> : </text:p>
          <text:list>
            <text:list-item>
              <text:p text:style-name="P120">Inclure des termes de régularisation dans les algorithmes de reconstruction pour favoriser des solutions lisses dans les zones où les données sont manquantes. </text:p>
            </text:list-item>
          </text:list>
        </text:list-item>
      </text:list>
      <text:p text:style-name="Horizontal_20_Line"/>
      <text:h text:style-name="Heading_20_3" text:outline-level="3"><text:span text:style-name="Strong_20_Emphasis">2. Interpolation de vue à partir d’une paire d’images stéréoscopiques</text:span></text:h>
      <text:p text:style-name="Text_20_body">L’interpolation de vue consiste à générer une nouvelle image d’un point de vue intermédiaire entre deux caméras stéréoscopiques.</text:p>
      <text:h text:style-name="Heading_20_4" text:outline-level="4"><text:span text:style-name="Strong_20_Emphasis">Étapes principales</text:span></text:h>
      <text:list xml:id="list3293215670" text:style-name="L46">
        <text:list-item>
          <text:p text:style-name="P122"><text:span text:style-name="Strong_20_Emphasis">Reconstruction de la carte de disparité</text:span> :</text:p>
          <text:list>
            <text:list-item>
              <text:p text:style-name="P123">Calculer les correspondances entre les pixels des deux images pour obtenir une carte de disparité représentant les distances relatives des objets par rapport aux caméras. </text:p>
            </text:list-item>
          </text:list>
        </text:list-item>
        <text:list-item>
          <text:p text:style-name="P122"><text:span text:style-name="Strong_20_Emphasis">Reconstruction approximative de la scène 3D</text:span> :</text:p>
          <text:list>
            <text:list-item>
              <text:p text:style-name="P123">Utiliser les disparités pour reconstruire la position des points de la scène dans l’espace 3D. </text:p>
            </text:list-item>
          </text:list>
        </text:list-item>
        <text:list-item>
          <text:p text:style-name="P122"><text:span text:style-name="Strong_20_Emphasis">Rendu de la nouvelle vue</text:span> :</text:p>
          <text:list>
            <text:list-item>
              <text:p text:style-name="P123"><text:soft-page-break/>Projeter les points 3D reconstruits vers le point de vue souhaité (intermédiaire) à l’aide des paramètres de caméra correspondants. </text:p>
            </text:list-item>
          </text:list>
        </text:list-item>
        <text:list-item>
          <text:p text:style-name="P122"><text:span text:style-name="Strong_20_Emphasis">Interpolation des pixels</text:span> :</text:p>
          <text:list>
            <text:list-item>
              <text:p text:style-name="P122">Combiner les pixels des deux images d’origine en fonction de leur visibilité et des coordonnées projetées. Les zones d’occlusion doivent être gérées pour éviter les artefacts. </text:p>
            </text:list-item>
          </text:list>
        </text:list-item>
      </text:list>
      <text:p text:style-name="Horizontal_20_Line"/>
      <text:h text:style-name="Heading_20_3" text:outline-level="3"><text:span text:style-name="Strong_20_Emphasis">3. Pourquoi la reconstruction stéréoscopique ne fonctionne pas sur des objets réfléchissants (spéculaires) ?</text:span></text:h>
      <text:p text:style-name="Text_20_body">Les objets réfléchissants ou spéculaires posent problème parce que :</text:p>
      <text:list xml:id="list1991238220" text:style-name="L47">
        <text:list-item>
          <text:p text:style-name="P125"><text:span text:style-name="Strong_20_Emphasis">Apparence changeante</text:span> : La texture apparente sur ces objets dépend fortement de l’angle de vue, ce qui entraîne des différences importantes entre les images stéréoscopiques. Cela empêche les algorithmes de trouver des correspondances fiables. </text:p>
        </text:list-item>
        <text:list-item>
          <text:p text:style-name="P124"><text:span text:style-name="Strong_20_Emphasis">Réflexions multiples</text:span> : Les reflets peuvent donner l’illusion de fausses correspondances, où des points dans les images semblent correspondre à des parties différentes de la scène réelle. </text:p>
        </text:list-item>
      </text:list>
      <text:h text:style-name="Heading_20_4" text:outline-level="4"><text:span text:style-name="Strong_20_Emphasis">Solutions possibles</text:span></text:h>
      <text:list xml:id="list2922766436" text:style-name="L48">
        <text:list-item>
          <text:p text:style-name="P127">Utiliser des <text:span text:style-name="Strong_20_Emphasis">méthodes actives</text:span> comme la projection de motifs structurés pour récupérer des informations de profondeur indépendantes de l’apparence. </text:p>
        </text:list-item>
        <text:list-item>
          <text:p text:style-name="P126">Combiner la stéréoscopie avec d’autres indices, comme les gradients de profondeur ou les changements de focale. </text:p>
        </text:list-item>
      </text:list>
      <text:p text:style-name="Horizontal_20_Line"/>
      <text:h text:style-name="Heading_20_3" text:outline-level="3"><text:span text:style-name="Strong_20_Emphasis">4. Différence entre les algorithmes de « recherche directe » et de « programmation dynamique » en stéréo</text:span></text:h>
      <text:h text:style-name="Heading_20_4" text:outline-level="4"><text:span text:style-name="Strong_20_Emphasis">Recherche directe</text:span></text:h>
      <text:list xml:id="list3534336768" text:style-name="L49">
        <text:list-item>
          <text:p text:style-name="P129"><text:span text:style-name="Strong_20_Emphasis">Principe</text:span> :<text:line-break/>Pour chaque pixel dans une image, l’algorithme recherche directement son pixel correspondant dans l’autre image en parcourant une plage de disparités possibles. </text:p>
        </text:list-item>
        <text:list-item>
          <text:p text:style-name="P129"><text:span text:style-name="Strong_20_Emphasis">Avantages</text:span> : </text:p>
          <text:list>
            <text:list-item>
              <text:p text:style-name="P129">Simple à implémenter. </text:p>
            </text:list-item>
            <text:list-item>
              <text:p text:style-name="P129">Fonctionne bien pour des scènes avec peu d’occlusions et des textures riches. </text:p>
            </text:list-item>
          </text:list>
        </text:list-item>
        <text:list-item>
          <text:p text:style-name="P129"><text:span text:style-name="Strong_20_Emphasis">Inconvénients</text:span> : </text:p>
          <text:list>
            <text:list-item>
              <text:p text:style-name="P128">Ne prend pas en compte les relations globales entre les pixels, ce qui peut produire des résultats incohérents. </text:p>
            </text:list-item>
          </text:list>
        </text:list-item>
      </text:list>
      <text:h text:style-name="Heading_20_4" text:outline-level="4"><text:soft-page-break/><text:span text:style-name="Strong_20_Emphasis">Programmation dynamique</text:span></text:h>
      <text:list xml:id="list186275487" text:style-name="L50">
        <text:list-item>
          <text:p text:style-name="P131"><text:span text:style-name="Strong_20_Emphasis">Principe</text:span> :<text:line-break/>Utilise une approche globale pour résoudre les correspondances en optimisant une fonction coût (incluant des termes de disparité et de régularisation) sur une ligne entière ou une région. </text:p>
        </text:list-item>
        <text:list-item>
          <text:p text:style-name="P131"><text:span text:style-name="Strong_20_Emphasis">Avantages</text:span> : </text:p>
          <text:list>
            <text:list-item>
              <text:p text:style-name="P131">Prend en compte les contraintes de continuité des disparités, réduisant les incohérences. </text:p>
            </text:list-item>
            <text:list-item>
              <text:p text:style-name="P131">Gère mieux les zones d’occlusion. </text:p>
            </text:list-item>
          </text:list>
        </text:list-item>
        <text:list-item>
          <text:p text:style-name="P131"><text:span text:style-name="Strong_20_Emphasis">Inconvénients</text:span> : </text:p>
          <text:list>
            <text:list-item>
              <text:p text:style-name="P131">Plus coûteux en termes de calcul. </text:p>
            </text:list-item>
            <text:list-item>
              <text:p text:style-name="P130">Moins flexible pour des variations complexes comme des bords d'objets ou des textures répétées. </text:p>
            </text:list-item>
          </text:list>
        </text:list-item>
      </text:list>
      <text:list xml:id="list155346648400289" text:continue-list="list4087017143" text:style-name="L44">
        <text:list-header>
          <text:p text:style-name="P132"/>
        </text:list-header>
      </text:list>
      <text:h text:style-name="P25" text:outline-level="1"/>
      <text:h text:style-name="P30" text:outline-level="1"><text:span text:style-name="T16">9. </text:span>Flux optique</text:h>
      <text:p text:style-name="P3"/>
      <text:list xml:id="list3482587694" text:style-name="L51">
        <text:list-item>
          <text:list>
            <text:list-item>
              <text:list>
                <text:list-item>
                  <text:h text:style-name="P36" text:outline-level="3"><text:span text:style-name="Strong_20_Emphasis">1. Qu'est-ce que l'hypothèse d'intensité constante dans le calcul du flux optique ?</text:span></text:h>
                </text:list-item>
              </text:list>
            </text:list-item>
          </text:list>
        </text:list-item>
      </text:list>
      <text:p text:style-name="Text_20_body">L'hypothèse d'intensité constante suppose que l'intensité lumineuse d'un point dans une scène reste constante entre deux images successives, malgré le mouvement. Autrement dit, pour un pixel à la position (x,y)(x, y) dans une image II, son intensité I(x,y,t)I(x, y, t) à un instant tt est égale à celle de sa nouvelle position après un déplacement au temps t+Δtt + \Delta t.</text:p>
      <text:p text:style-name="Text_20_body">Formellement :</text:p>
      <text:p text:style-name="Text_20_body">I(x,y,t)=I(x+Δx,y+Δy,t+Δt)I(x, y, t) = I(x + \Delta x, y + \Delta y, t + \Delta t) </text:p>
      <text:p text:style-name="Text_20_body">Cette hypothèse est utilisée pour établir l'équation du flux optique :</text:p>
      <text:p text:style-name="Text_20_body">∂I∂xu+∂I∂yv+∂I∂t=0\frac{\partial I}{\partial x} u + \frac{\partial I}{\partial y} v + \frac{\partial I}{\partial t} = 0 </text:p>
      <text:p text:style-name="Text_20_body">où uu et vv représentent les composantes du champ de vitesse.</text:p>
      <text:p text:style-name="Horizontal_20_Line"/>
      <text:h text:style-name="Heading_20_3" text:outline-level="3"><text:span text:style-name="Strong_20_Emphasis">2. Contraintes pour calculer le flux optique avec l'hypothèse d'intensité constante</text:span></text:h>
      <text:list xml:id="list1113459317" text:style-name="L52">
        <text:list-item>
          <text:p text:style-name="P134"><text:span text:style-name="Strong_20_Emphasis">Variation temporelle faible</text:span> : Les images successives doivent être suffisamment proches dans le temps pour que les déplacements des pixels soient petits (Δx\Delta x et Δy\Delta y faibles). </text:p>
        </text:list-item>
        <text:list-item>
          <text:p text:style-name="P134"><text:span text:style-name="Strong_20_Emphasis">Texture suffisante</text:span> : La région considérée doit contenir des gradients d'intensité non nuls (∂I∂x\frac{\partial I}{\partial x} et ∂I∂y\frac{\partial I}{\partial y} significatifs). Sinon, le mouvement est ambigu. </text:p>
        </text:list-item>
        <text:list-item>
          <text:p text:style-name="P134"><text:span text:style-name="Strong_20_Emphasis">Luminance constante</text:span> : La scène doit être éclairée uniformément et l'intensité des pixels ne doit pas changer à cause d'effets externes (comme des ombres ou des reflets). </text:p>
        </text:list-item>
        <text:list-item>
          <text:p text:style-name="P133"><text:span text:style-name="Strong_20_Emphasis">Mouvement continu</text:span> : Les objets doivent se déplacer de manière cohérente, sans brusques discontinuités. </text:p>
        </text:list-item>
      </text:list>
      <text:p text:style-name="Horizontal_20_Line"/>
      <text:h text:style-name="Heading_20_3" text:outline-level="3"><text:span text:style-name="Strong_20_Emphasis">3. Cas spécifiques dans l'algorithme de flux constant</text:span></text:h>
      <text:h text:style-name="Heading_20_4" text:outline-level="4"><text:span text:style-name="Strong_20_Emphasis">c) L'image ne présente aucune texture dans le voisinage choisi</text:span></text:h>
      <text:list xml:id="list3108889324" text:style-name="L53">
        <text:list-item>
          <text:p text:style-name="P136"><text:span text:style-name="Strong_20_Emphasis">Problème</text:span> : Si le voisinage est uniforme (intensité constante), le gradient spatial (∂I∂x,∂I∂y)(\frac{\partial I}{\partial x}, \frac{\partial I}{\partial y}) sera nul, et l'équation du flux optique devient indéterminée. </text:p>
        </text:list-item>
        <text:list-item>
          <text:p text:style-name="P135"><text:span text:style-name="Strong_20_Emphasis">Conséquence</text:span> : Le flot optique ne peut pas être calculé dans cette région, menant à des résultats erronés ou une interpolation à partir des régions voisines texturées. </text:p>
        </text:list-item>
      </text:list>
      <text:p text:style-name="Horizontal_20_Line"/>
      <text:h text:style-name="Heading_20_4" text:outline-level="4"><text:soft-page-break/><text:span text:style-name="Strong_20_Emphasis">d) Dans le voisinage, l'image contient une seule ligne droite</text:span></text:h>
      <text:list xml:id="list1469805822" text:style-name="L54">
        <text:list-item>
          <text:p text:style-name="P138"><text:span text:style-name="Strong_20_Emphasis">Problème</text:span> : Le gradient spatial est défini uniquement dans une direction perpendiculaire à la ligne droite. Cela conduit à une ambiguïté dans la direction parallèle à la ligne. </text:p>
        </text:list-item>
        <text:list-item>
          <text:p text:style-name="P137"><text:span text:style-name="Strong_20_Emphasis">Conséquence</text:span> : Le flot est sous-contraint et peut être résolu uniquement dans la direction orthogonale à la ligne droite, laissant une incertitude dans l’autre direction (problème de l’<text:span text:style-name="Strong_20_Emphasis">aperture problem</text:span>). </text:p>
        </text:list-item>
      </text:list>
      <text:p text:style-name="Horizontal_20_Line"/>
      <text:h text:style-name="Heading_20_4" text:outline-level="4"><text:span text:style-name="Strong_20_Emphasis">e) Dans le voisinage, il y a une discontinuité du champ de vitesse</text:span></text:h>
      <text:list xml:id="list3523625147" text:style-name="L55">
        <text:list-item>
          <text:p text:style-name="P140"><text:span text:style-name="Strong_20_Emphasis">Problème</text:span> : L'hypothèse de flot constant dans un voisinage est violée si la vitesse change brusquement (par exemple, à une bordure d'objet). Les gradients d'intensité deviennent incohérents, et les estimations locales du flot seront erronées. </text:p>
        </text:list-item>
        <text:list-item>
          <text:p text:style-name="P139"><text:span text:style-name="Strong_20_Emphasis">Conséquence</text:span> : L'algorithme ne peut pas représenter correctement les discontinuités, produisant des artefacts aux frontières des objets. Des modèles spécifiques, comme des régularisations basées sur des discontinuités, doivent être ajoutés pour gérer ce cas. </text:p>
        </text:list-item>
      </text:list>
      <text:p text:style-name="Horizontal_20_Line"/>
      <text:h text:style-name="Heading_20_3" text:outline-level="3"><text:span text:style-name="Strong_20_Emphasis">Résumé</text:span></text:h>
      <text:list xml:id="list1308397853" text:style-name="L56">
        <text:list-item>
          <text:p text:style-name="P142">Une absence de texture empêche le calcul du flot optique. </text:p>
        </text:list-item>
        <text:list-item>
          <text:p text:style-name="P142">Une ligne droite provoque une ambiguïté directionnelle (aperture problem). </text:p>
        </text:list-item>
        <text:list-item>
          <text:p text:style-name="P141">Une discontinuité dans le champ de vitesse entraîne des incohérences, nécessitant des approches plus avancées pour capturer correctement ces transitions. </text:p>
        </text:list-item>
      </text:list>
      <text:list xml:id="list155345980534236" text:continue-list="list3482587694" text:style-name="L51">
        <text:list-header>
          <text:p text:style-name="P143"/>
        </text:list-header>
      </text:list>
      <text:p text:style-name="P1"/>
      <text:h text:style-name="P31" text:outline-level="1"><text:span text:style-name="T16">10. </text:span>Géométrie épipolaire</text:h>
      <text:h text:style-name="P31" text:outline-level="1"><text:span text:style-name="Strong_20_Emphasis"><text:span text:style-name="T1">1. Entre deux images, quelle est la relation représentée par la matrice fondamentale FF ?</text:span></text:span></text:h>
      <text:p text:style-name="Text_20_body">La matrice fondamentale FF relie les points correspondants entre deux images prises de points de vue différents dans un système stéréoscopique. Pour un point xx dans la première image et son point correspondant x′x' dans la seconde image, la relation est donnée par :</text:p>
      <text:p text:style-name="Text_20_body">x'^T F x = 0 </text:p>
      <text:p text:style-name="Text_20_body">Cela signifie que le point x′x' dans la seconde image doit se trouver sur la ligne épipolaire associée au point xx dans la première image.</text:p>
      <text:p text:style-name="Horizontal_20_Line"/>
      <text:h text:style-name="Heading_20_3" text:outline-level="3"><text:span text:style-name="Strong_20_Emphasis">2. Les deux images doivent-elles être prises par la même caméra pour utiliser la matrice fondamentale ?</text:span></text:h>
      <text:p text:style-name="Text_20_body">Non, les deux images n’ont pas besoin d’être prises par la même caméra. La matrice fondamentale est indépendante des paramètres intrinsèques des caméras. Elle représente uniquement les relations géométriques entre les deux images, en tenant compte de la rotation et de la translation entre les caméras.</text:p>
      <text:p text:style-name="Text_20_body">Si les deux caméras ont des paramètres internes identiques, on peut passer à l'utilisation de la <text:span text:style-name="Strong_20_Emphasis">matrice essentielle</text:span>, qui nécessite la connaissance des paramètres intrinsèques.</text:p>
      <text:p text:style-name="Horizontal_20_Line"/>
      <text:h text:style-name="Heading_20_3" text:outline-level="3"><text:span text:style-name="Strong_20_Emphasis">3. Qu'est-ce qu'un « épipole » ?</text:span></text:h>
      <text:p text:style-name="Text_20_body">Un <text:span text:style-name="Strong_20_Emphasis">épipole</text:span> est l'intersection de la ligne qui relie les centres optiques des deux caméras (ligne de base) avec le plan image.</text:p>
      <text:list xml:id="list2534868885" text:style-name="L57">
        <text:list-item>
          <text:p text:style-name="P145">Chaque image a un épipole, qui est la projection du centre de l’autre caméra. </text:p>
        </text:list-item>
        <text:list-item>
          <text:p text:style-name="P144">En termes de géométrie épipolaire, tous les rayons passant par un point dans une image convergent vers l’épipole dans l’autre image. </text:p>
        </text:list-item>
      </text:list>
      <text:p text:style-name="Horizontal_20_Line"/>
      <text:h text:style-name="Heading_20_3" text:outline-level="3"><text:span text:style-name="Strong_20_Emphasis">4. Différence entre la matrice fondamentale et la matrice essentielle</text:span></text:h>
      <text:list xml:id="list236198255" text:style-name="L58">
        <text:list-item>
          <text:p text:style-name="P146"><text:span text:style-name="Strong_20_Emphasis">Matrice fondamentale (FF)</text:span> :</text:p>
          <text:list>
            <text:list-item>
              <text:p text:style-name="P147">Représente la relation géométrique entre deux images dans des coordonnées pixel (non normalisées). </text:p>
            </text:list-item>
            <text:list-item>
              <text:p text:style-name="P147">Dépend à la fois des paramètres intrinsèques et extrinsèques des caméras. </text:p>
            </text:list-item>
            <text:list-item>
              <text:p text:style-name="P147">Indépendante des paramètres intrinsèques des caméras. </text:p>
            </text:list-item>
          </text:list>
        </text:list-item>
        <text:list-item>
          <text:p text:style-name="P146"><text:soft-page-break/><text:span text:style-name="Strong_20_Emphasis">Matrice essentielle (EE)</text:span> :</text:p>
          <text:list>
            <text:list-item>
              <text:p text:style-name="P147">Représente la relation entre deux images dans des coordonnées normalisées (en utilisant les paramètres intrinsèques des caméras). </text:p>
            </text:list-item>
            <text:list-item>
              <text:p text:style-name="P146">Se calcule comme : E=K′TFKE = K'^T F K où KK et K′K' sont les matrices intrinsèques des caméras. </text:p>
            </text:list-item>
          </text:list>
        </text:list-item>
      </text:list>
      <text:p text:style-name="Horizontal_20_Line"/>
      <text:h text:style-name="Heading_20_3" text:outline-level="3"><text:span text:style-name="Strong_20_Emphasis">5. Transformation pour rendre les mouvements horizontaux</text:span></text:h>
      <text:p text:style-name="Text_20_body">Oui, il est possible de transformer les deux images de façon à ce que tous les mouvements soient horizontaux. Cette transformation est appelée <text:span text:style-name="Strong_20_Emphasis">rectification d'images</text:span>.</text:p>
      <text:h text:style-name="Heading_20_4" text:outline-level="4"><text:span text:style-name="Strong_20_Emphasis">Explication avec la géométrie épipolaire</text:span></text:h>
      <text:p text:style-name="Text_20_body">Dans la géométrie épipolaire, chaque point dans une image correspond à une ligne épipolaire dans l’autre image. Par une transformation projective, les lignes épipolaires peuvent être rendues parallèles et horizontales, ce qui facilite le calcul des correspondances. La rectification aligne les images sur un plan commun tout en préservant les relations épipolaires.</text:p>
      <text:p text:style-name="Horizontal_20_Line"/>
      <text:h text:style-name="Heading_20_3" text:outline-level="3"><text:span text:style-name="Strong_20_Emphasis">6. Comment placer deux caméras pour que la géométrie épipolaire ne s'applique pas ?</text:span></text:h>
      <text:p text:style-name="Text_20_body">La géométrie épipolaire ne s'applique pas si les deux caméras ont des axes optiques <text:span text:style-name="Strong_20_Emphasis">parallèles</text:span> et les centres optiques <text:span text:style-name="Strong_20_Emphasis">coïncidents</text:span> (même position). Dans ce cas, il n'y a pas de rotation ou de translation entre les deux caméras, et tous les points se projettent directement sans créer de lignes épipolaires.</text:p>
      <text:p text:style-name="Horizontal_20_Line"/>
      <text:h text:style-name="Heading_20_3" text:outline-level="3"><text:span text:style-name="Strong_20_Emphasis">7. Géométrie épipolaire avec des caméras orthographiques</text:span></text:h>
      <text:p text:style-name="Text_20_body">Dans un système avec deux caméras orthographiques :</text:p>
      <text:list xml:id="list3393487730" text:style-name="L59">
        <text:list-item>
          <text:p text:style-name="P149">Les rayons projetés sont parallèles (pas de convergence vers un centre optique). </text:p>
        </text:list-item>
        <text:list-item>
          <text:p text:style-name="P149">Le <text:span text:style-name="Strong_20_Emphasis">plan épipolaire</text:span> est un plan parallèle aux axes optiques. </text:p>
        </text:list-item>
        <text:list-item>
          <text:p text:style-name="P148">Les épipoles sont à l’infini dans la direction de la ligne de base. </text:p>
        </text:list-item>
      </text:list>
      <text:p text:style-name="Text_20_body">La géométrie épipolaire est simplifiée, mais elle s'applique toujours sous une forme adaptée, où les lignes épipolaires sont parallèles.</text:p>
      <text:h text:style-name="P24" text:outline-level="1"/>
      <text:h text:style-name="P32" text:outline-level="1">11. Lumières structurées</text:h>
      <text:h text:style-name="P31" text:outline-level="1"><text:span text:style-name="Strong_20_Emphasis"><text:span text:style-name="T7">1. Avantage de calibrer la caméra et le projecteur avant de faire de la lumière structurée</text:span></text:span></text:h>
      <text:p text:style-name="Text_20_body">Le calibrage de la caméra et du projecteur permet de déterminer leurs paramètres intrinsèques (comme la focale et le centre optique) et extrinsèques (position et orientation). Cela offre plusieurs avantages :</text:p>
      <text:list xml:id="list4284114577" text:style-name="L60">
        <text:list-item>
          <text:p text:style-name="P151"><text:span text:style-name="Strong_20_Emphasis">Précision accrue</text:span> : Une correspondance géométrique précise entre les images projetées et capturées permet une reconstruction 3D plus exacte. </text:p>
        </text:list-item>
        <text:list-item>
          <text:p text:style-name="P151"><text:span text:style-name="Strong_20_Emphasis">Simplification des correspondances</text:span> : Connaître la géométrie épipolaire entre la caméra et le projecteur aide à limiter la recherche des correspondances à des lignes épipolaires, réduisant ainsi le temps de calcul. </text:p>
        </text:list-item>
        <text:list-item>
          <text:p text:style-name="P150"><text:span text:style-name="Strong_20_Emphasis">Rectification</text:span> : Les lignes projetées peuvent être alignées de manière optimale avec l’orientation de la caméra. </text:p>
        </text:list-item>
      </text:list>
      <text:p text:style-name="Horizontal_20_Line"/>
      <text:h text:style-name="Heading_20_3" text:outline-level="3"><text:span text:style-name="Strong_20_Emphasis">2. Code efficace pour la correspondance par lumière structurée si les épipoles sont au centre</text:span></text:h>
      <text:h text:style-name="Heading_20_4" text:outline-level="4">Principe :</text:h>
      <text:p text:style-name="Text_20_body">Si les épipoles sont centrés, les lignes épipolaires deviennent des lignes radiales. La recherche des correspondances peut se faire uniquement le long de ces lignes, ce qui simplifie les calculs.</text:p>
      <text:h text:style-name="Heading_20_4" text:outline-level="4">Code (pseudo-code) :</text:h>
      <text:p text:style-name="Preformatted_20_Text"><text:span text:style-name="Source_20_Text">for pixel in camera_image:</text:span></text:p>
      <text:p text:style-name="Preformatted_20_Text"><text:span text:style-name="Source_20_Text"><text:s text:c="4"/>epipolar_line = get_radial_line_from_epipole(pixel, projector_center)</text:span></text:p>
      <text:p text:style-name="Preformatted_20_Text"><text:span text:style-name="Source_20_Text"><text:s text:c="4"/>match = find_best_match_on_line(pixel, epipolar_line, projector_image)</text:span></text:p>
      <text:p text:style-name="Preformatted_20_Text"><text:span text:style-name="Source_20_Text"><text:s text:c="4"/>if match:</text:span></text:p>
      <text:p text:style-name="P15"><text:span text:style-name="Source_20_Text"><text:s text:c="8"/>correspondences.append((pixel, match))</text:span></text:p>
      <text:list xml:id="list1535678963" text:style-name="L61">
        <text:list-item>
          <text:p text:style-name="P153"><text:span text:style-name="Source_20_Text">get_radial_line_from_epipole</text:span> : Génère une ligne radiale à partir du centre de l'image. </text:p>
        </text:list-item>
        <text:list-item>
          <text:p text:style-name="P152"><text:span text:style-name="Source_20_Text">find_best_match_on_line</text:span> : Compare les intensités ou motifs le long de la ligne radiale. </text:p>
        </text:list-item>
      </text:list>
      <text:p text:style-name="Horizontal_20_Line"/>
      <text:h text:style-name="Heading_20_3" text:outline-level="3"><text:span text:style-name="Strong_20_Emphasis">3. Pourquoi préfère-t-on le noir et blanc (2 codes) plutôt que les tons de gris ou les couleurs ?</text:span></text:h>
      <text:list xml:id="list1921463323" text:style-name="L62">
        <text:list-item>
          <text:p text:style-name="P155"><text:span text:style-name="Strong_20_Emphasis">Robustesse</text:span> : Le noir et blanc est plus résistant aux variations d’illumination et de réflectance des objets. Les couleurs et les tons de gris peuvent être altérés par des propriétés de surface ou d’éclairage. </text:p>
        </text:list-item>
        <text:list-item>
          <text:p text:style-name="P155"><text:span text:style-name="Strong_20_Emphasis">Simplicité de détection</text:span> : Les transitions entre noir et blanc sont faciles à détecter, même en présence de bruit. </text:p>
        </text:list-item>
        <text:list-item>
          <text:p text:style-name="P154"><text:soft-page-break/><text:span text:style-name="Strong_20_Emphasis">Moins d’ambiguïté</text:span> : Les valeurs intermédiaires (tons de gris) ou les mélanges de couleurs peuvent introduire des ambiguïtés dans la détection des motifs projetés. </text:p>
        </text:list-item>
      </text:list>
      <text:p text:style-name="Horizontal_20_Line"/>
      <text:h text:style-name="Heading_20_3" text:outline-level="3"><text:span text:style-name="Strong_20_Emphasis">4. Séquence de codes de Gray pour les valeurs de 0 à 7</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Valeur décimale</text:span></text:p>
            </table:table-cell>
            <table:table-cell table:style-name="Table1.A1" office:value-type="string">
              <text:p text:style-name="Table_20_Heading"><text:span text:style-name="Strong_20_Emphasis">Binaire</text:span></text:p>
            </table:table-cell>
            <table:table-cell table:style-name="Table1.A1" office:value-type="string">
              <text:p text:style-name="Table_20_Heading"><text:span text:style-name="Strong_20_Emphasis">Code de Gray</text:spa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000</text:p>
          </table:table-cell>
          <table:table-cell table:style-name="Table1.A1" office:value-type="string">
            <text:p text:style-name="Table_20_Contents">000</text:p>
          </table:table-cell>
        </table:table-row>
        <table:table-row>
          <table:table-cell table:style-name="Table1.A1" office:value-type="string">
            <text:p text:style-name="Table_20_Contents">1</text:p>
          </table:table-cell>
          <table:table-cell table:style-name="Table1.A1" office:value-type="string">
            <text:p text:style-name="Table_20_Contents">001</text:p>
          </table:table-cell>
          <table:table-cell table:style-name="Table1.A1" office:value-type="string">
            <text:p text:style-name="Table_20_Contents">001</text:p>
          </table:table-cell>
        </table:table-row>
        <table:table-row>
          <table:table-cell table:style-name="Table1.A1" office:value-type="string">
            <text:p text:style-name="Table_20_Contents">2</text:p>
          </table:table-cell>
          <table:table-cell table:style-name="Table1.A1" office:value-type="string">
            <text:p text:style-name="Table_20_Contents">010</text:p>
          </table:table-cell>
          <table:table-cell table:style-name="Table1.A1" office:value-type="string">
            <text:p text:style-name="Table_20_Contents">011</text:p>
          </table:table-cell>
        </table:table-row>
        <table:table-row>
          <table:table-cell table:style-name="Table1.A1" office:value-type="string">
            <text:p text:style-name="Table_20_Contents">3</text:p>
          </table:table-cell>
          <table:table-cell table:style-name="Table1.A1" office:value-type="string">
            <text:p text:style-name="Table_20_Contents">011</text:p>
          </table:table-cell>
          <table:table-cell table:style-name="Table1.A1" office:value-type="string">
            <text:p text:style-name="Table_20_Contents">010</text:p>
          </table:table-cell>
        </table:table-row>
        <table:table-row>
          <table:table-cell table:style-name="Table1.A1" office:value-type="string">
            <text:p text:style-name="Table_20_Contents">4</text:p>
          </table:table-cell>
          <table:table-cell table:style-name="Table1.A1" office:value-type="string">
            <text:p text:style-name="Table_20_Contents">100</text:p>
          </table:table-cell>
          <table:table-cell table:style-name="Table1.A1" office:value-type="string">
            <text:p text:style-name="Table_20_Contents">110</text:p>
          </table:table-cell>
        </table:table-row>
        <table:table-row>
          <table:table-cell table:style-name="Table1.A1" office:value-type="string">
            <text:p text:style-name="Table_20_Contents">5</text:p>
          </table:table-cell>
          <table:table-cell table:style-name="Table1.A1" office:value-type="string">
            <text:p text:style-name="Table_20_Contents">101</text:p>
          </table:table-cell>
          <table:table-cell table:style-name="Table1.A1" office:value-type="string">
            <text:p text:style-name="Table_20_Contents">111</text:p>
          </table:table-cell>
        </table:table-row>
        <table:table-row>
          <table:table-cell table:style-name="Table1.A1" office:value-type="string">
            <text:p text:style-name="Table_20_Contents">6</text:p>
          </table:table-cell>
          <table:table-cell table:style-name="Table1.A1" office:value-type="string">
            <text:p text:style-name="Table_20_Contents">110</text:p>
          </table:table-cell>
          <table:table-cell table:style-name="Table1.A1" office:value-type="string">
            <text:p text:style-name="Table_20_Contents">101</text:p>
          </table:table-cell>
        </table:table-row>
        <table:table-row>
          <table:table-cell table:style-name="Table1.A1" office:value-type="string">
            <text:p text:style-name="Table_20_Contents">7</text:p>
          </table:table-cell>
          <table:table-cell table:style-name="Table1.A1" office:value-type="string">
            <text:p text:style-name="Table_20_Contents">111</text:p>
          </table:table-cell>
          <table:table-cell table:style-name="Table1.A1" office:value-type="string">
            <text:p text:style-name="Table_20_Contents">100</text:p>
          </table:table-cell>
        </table:table-row>
      </table:table>
      <text:h text:style-name="Heading_20_4" text:outline-level="4">Justification :</text:h>
      <text:p text:style-name="Text_20_body">Les codes de Gray sont construits en changeant un seul bit entre chaque valeur consécutive, réduisant les erreurs lors de la transition.</text:p>
      <text:p text:style-name="Horizontal_20_Line"/>
      <text:h text:style-name="Heading_20_3" text:outline-level="3"><text:span text:style-name="Strong_20_Emphasis">5. Méthode line-shifting pour précision sous-pixel</text:span></text:h>
      <text:p text:style-name="Text_20_body">La méthode <text:span text:style-name="Strong_20_Emphasis">line-shifting</text:span> déplace les motifs projetés par petites étapes (sous-pixels) sur plusieurs images. Cela permet d’interpoler précisément la position des transitions entre noir et blanc dans les codes de Gray.</text:p>
      <text:h text:style-name="Heading_20_4" text:outline-level="4">Étapes :</text:h>
      <text:list xml:id="list851982674" text:style-name="L63">
        <text:list-item>
          <text:p text:style-name="P157">Projetez des motifs avec des transitions décalées par des fractions de pixels. </text:p>
        </text:list-item>
        <text:list-item>
          <text:p text:style-name="P157">Analysez les intensités capturées pour déterminer la position exacte des transitions en sous-pixel. </text:p>
        </text:list-item>
        <text:list-item>
          <text:p text:style-name="P156">Combinez les résultats pour améliorer la résolution spatiale. </text:p>
        </text:list-item>
      </text:list>
      <text:p text:style-name="Horizontal_20_Line"/>
      <text:h text:style-name="Heading_20_3" text:outline-level="3"><text:span text:style-name="Strong_20_Emphasis">6. Méthode phase-shifting et comparaison avec codes de Gray</text:span></text:h>
      <text:h text:style-name="Heading_20_4" text:outline-level="4"><text:span text:style-name="Strong_20_Emphasis">Méthode phase-shifting</text:span></text:h>
      <text:list xml:id="list1749284362" text:style-name="L64">
        <text:list-item>
          <text:p text:style-name="P159">Projette des motifs sinusoïdaux avec des décalages de phase (par ex., 0∘,120∘,240∘0^\circ, 120^\circ, 240^\circ). </text:p>
        </text:list-item>
        <text:list-item>
          <text:p text:style-name="P158">Analyse les intensités capturées pour calculer une phase locale, donnant une précision subpixel. </text:p>
        </text:list-item>
      </text:list>
      <text:h text:style-name="Heading_20_4" text:outline-level="4"><text:span text:style-name="Strong_20_Emphasis">Avantages</text:span> :</text:h>
      <text:list xml:id="list2975677594" text:style-name="L65">
        <text:list-item>
          <text:p text:style-name="P161">Haute précision, surtout pour les surfaces lisses. </text:p>
        </text:list-item>
        <text:list-item>
          <text:p text:style-name="P160"><text:soft-page-break/>Résiste mieux au bruit. </text:p>
        </text:list-item>
      </text:list>
      <text:h text:style-name="Heading_20_4" text:outline-level="4"><text:span text:style-name="Strong_20_Emphasis">Inconvénients</text:span> :</text:h>
      <text:list xml:id="list2031146321" text:style-name="L66">
        <text:list-item>
          <text:p text:style-name="P163">Nécessite plusieurs images pour chaque mesure. </text:p>
        </text:list-item>
        <text:list-item>
          <text:p text:style-name="P163">Plus complexe à calculer que les codes de Gray. </text:p>
        </text:list-item>
        <text:list-item>
          <text:p text:style-name="P162">Moins robuste aux discontinuités. </text:p>
        </text:list-item>
      </text:list>
      <text:p text:style-name="Horizontal_20_Line"/>
      <text:h text:style-name="Heading_20_3" text:outline-level="3"><text:span text:style-name="Strong_20_Emphasis">7. Impact de l’illumination indirecte sur les codes de Gray</text:span></text:h>
      <text:h text:style-name="Heading_20_4" text:outline-level="4"><text:span text:style-name="Strong_20_Emphasis">Problème</text:span> :</text:h>
      <text:p text:style-name="Text_20_body">L’illumination indirecte (causée par la réflexion ou la diffusion sur des surfaces adjacentes) perturbe les motifs projetés, créant des zones d’intensité intermédiaire qui introduisent des erreurs dans la détection des transitions.</text:p>
      <text:h text:style-name="Heading_20_4" text:outline-level="4"><text:span text:style-name="Strong_20_Emphasis">Solutions</text:span> :</text:h>
      <text:list xml:id="list2978451983" text:style-name="L67">
        <text:list-item>
          <text:p text:style-name="P165"><text:span text:style-name="Strong_20_Emphasis">Projeter des motifs plus contrastés</text:span> (fort contraste entre noir et blanc). </text:p>
        </text:list-item>
        <text:list-item>
          <text:p text:style-name="P165"><text:span text:style-name="Strong_20_Emphasis">Utiliser des filtres polarisants</text:span> pour minimiser les réflexions indésirables. </text:p>
        </text:list-item>
        <text:list-item>
          <text:p text:style-name="P164"><text:span text:style-name="Strong_20_Emphasis">Combiner avec d’autres méthodes</text:span> comme le phase-shifting pour augmenter la robustesse. </text:p>
        </text:list-item>
      </text:list>
      <text:p text:style-name="Horizontal_20_Line"/>
      <text:h text:style-name="Heading_20_3" text:outline-level="3"><text:span text:style-name="Strong_20_Emphasis">8. Vérification de la séquence de De Bruijn</text:span></text:h>
      <text:h text:style-name="Heading_20_4" text:outline-level="4">Séquence donnée :</text:h>
      <text:p text:style-name="Text_20_body"><text:span text:style-name="Source_20_Text">00000 10001 10010 10011 10101 10111 11</text:span></text:p>
      <text:h text:style-name="Heading_20_4" text:outline-level="4">Vérification :</text:h>
      <text:p text:style-name="Text_20_body">Une séquence de De Bruijn contient toutes les sous-séquences possibles d’une longueur donnée (ici 5) de symboles (ici 0 et 1), sans répétition. La séquence donnée contient 25=322^5 = 32 sous-séquences uniques de longueur 5.</text:p>
      <text:h text:style-name="Heading_20_4" text:outline-level="4">Utilisation en STL :</text:h>
      <text:p text:style-name="Text_20_body">Toutes les séquences de De Bruijn ne sont pas directement utilisables, car :</text:p>
      <text:list xml:id="list816152356" text:style-name="L68">
        <text:list-item>
          <text:p text:style-name="P167">Elles doivent être adaptées à la taille de l’image projetée. </text:p>
        </text:list-item>
        <text:list-item>
          <text:p text:style-name="P166">La transition rapide entre motifs peut introduire du flou, surtout sur des surfaces texturées ou en présence de mouvement. </text:p>
        </text:list-item>
      </text:list>
      <text:p text:style-name="Horizontal_20_Line"/>
      <text:h text:style-name="Heading_20_3" text:outline-level="3"><text:span text:style-name="Strong_20_Emphasis">9. Utilisation de rampes de tons de gris en STL</text:span></text:h>
      <text:p text:style-name="Text_20_body">Pour récupérer les tons de gris indépendamment de la couleur de l’objet :</text:p>
      <text:list xml:id="list1127264994" text:style-name="L69">
        <text:list-item>
          <text:p text:style-name="P169"><text:soft-page-break/>Projetez une rampe en tons de gris sur la scène. </text:p>
        </text:list-item>
        <text:list-item>
          <text:p text:style-name="P169">Capturez plusieurs images avec la caméra. </text:p>
        </text:list-item>
        <text:list-item>
          <text:p text:style-name="P169">Normalisez les intensités en utilisant une calibration préalable avec une surface diffuse blanche pour estimer la réflectance locale. </text:p>
        </text:list-item>
        <text:list-item>
          <text:p text:style-name="P168">Compensez les variations de couleur de l’objet en utilisant la calibration de réflectance et en convertissant les valeurs capturées en intensité relative. </text:p>
        </text:list-item>
      </text:list>
      <text:p text:style-name="P13"/>
      <text:p text:style-name="P13"/>
      <text:h text:style-name="Heading_20_1" text:outline-level="1">12. Bonus</text:h>
      <text:h text:style-name="P8" text:outline-level="3"><text:span text:style-name="Strong_20_Emphasis">1. Utilité de la vision par ordinateur en arts technologiques</text:span></text:h>
      <text:h text:style-name="Heading_20_4" text:outline-level="4">Exemple concret : <text:span text:style-name="Strong_20_Emphasis">Installation interactive basée sur la détection de mouvements</text:span></text:h>
      <text:p text:style-name="Text_20_body">Dans une installation artistique interactive, des caméras et des algorithmes de vision par ordinateur peuvent être utilisés pour suivre les mouvements des visiteurs dans un espace. Par exemple :</text:p>
      <text:list xml:id="list463624147" text:style-name="L70">
        <text:list-item>
          <text:p text:style-name="P171"><text:span text:style-name="Strong_20_Emphasis">Scénario</text:span> : Une œuvre réagit aux mouvements d’un spectateur, en projetant des animations ou en modifiant l’éclairage selon sa position ou ses gestes. </text:p>
        </text:list-item>
        <text:list-item>
          <text:p text:style-name="P171"><text:span text:style-name="Strong_20_Emphasis">Rôle de la vision par ordinateur</text:span> : </text:p>
          <text:list>
            <text:list-item>
              <text:p text:style-name="P171">Détection et suivi des visiteurs en temps réel à l’aide de techniques comme la détection de silhouettes ou de squelettes. </text:p>
            </text:list-item>
            <text:list-item>
              <text:p text:style-name="P171">Analyse des gestes pour déclencher des interactions spécifiques. </text:p>
            </text:list-item>
            <text:list-item>
              <text:p text:style-name="P170">Estimation de la profondeur et du positionnement dans l’espace avec des caméras stéréoscopiques ou 3D. </text:p>
            </text:list-item>
          </text:list>
        </text:list-item>
      </text:list>
      <text:p text:style-name="Horizontal_20_Line"/>
      <text:h text:style-name="Heading_20_3" text:outline-level="3"><text:span text:style-name="Strong_20_Emphasis">2. Utilité d’une caméra dans une installation de multiprojection vidéo</text:span></text:h>
      <text:h text:style-name="Heading_20_4" text:outline-level="4">Scénario : <text:span text:style-name="Strong_20_Emphasis">Alignement et calibration des projecteurs</text:span></text:h>
      <text:p text:style-name="Text_20_body">Dans une installation de multiprojection vidéo, plusieurs projecteurs sont utilisés pour créer une projection continue sur une surface complexe (mur irrégulier, dôme, etc.). Les caméras jouent un rôle essentiel pour assurer la qualité de la projection.</text:p>
      <text:list xml:id="list539142349" text:style-name="L71">
        <text:list-item>
          <text:p text:style-name="P173"><text:span text:style-name="Strong_20_Emphasis">Rôle de la caméra</text:span> : </text:p>
          <text:list>
            <text:list-item>
              <text:p text:style-name="P173"><text:span text:style-name="Strong_20_Emphasis">Calibration automatique</text:span> : Les caméras détectent les motifs projetés pour ajuster automatiquement la géométrie et aligner parfaitement les images des différents projecteurs. </text:p>
            </text:list-item>
            <text:list-item>
              <text:p text:style-name="P173"><text:span text:style-name="Strong_20_Emphasis">Correction des couleurs</text:span> : Les caméras mesurent la luminosité et les couleurs des zones projetées pour uniformiser les transitions entre les projecteurs. </text:p>
            </text:list-item>
            <text:list-item>
              <text:p text:style-name="P172"><text:span text:style-name="Strong_20_Emphasis">Détection en temps réel</text:span> : Si des éléments perturbateurs (comme un objet ou une personne) interfèrent avec la projection, la caméra peut les détecter et permettre des ajustements dynamiques. </text:p>
            </text:list-item>
          </text:list>
        </text:list-item>
      </text:list>
      <text:p text:style-name="Horizontal_20_Line"><text:soft-page-break/></text:p>
      <text:h text:style-name="Heading_20_3" text:outline-level="3"><text:span text:style-name="Strong_20_Emphasis">3. Utilité des caméras sur les casques de réalité virtuelle</text:span></text:h>
      <text:p text:style-name="Text_20_body">Les casques de réalité virtuelle équipés de caméras à l’avant exploitent la vision par ordinateur pour plusieurs fonctionnalités clés :</text:p>
      <text:h text:style-name="Heading_20_4" text:outline-level="4"><text:span text:style-name="Strong_20_Emphasis">a) Suivi de l’environnement (inside-out tracking)</text:span></text:h>
      <text:list xml:id="list1311223826" text:style-name="L72">
        <text:list-item>
          <text:p text:style-name="P175"><text:span text:style-name="Strong_20_Emphasis">Utilité</text:span> : Les caméras détectent les caractéristiques visuelles de l’environnement (murs, objets, repères). Cela permet au casque de localiser sa position et son orientation dans l’espace sans avoir besoin de capteurs externes. </text:p>
        </text:list-item>
        <text:list-item>
          <text:p text:style-name="P174"><text:span text:style-name="Strong_20_Emphasis">Techniques utilisées</text:span> : Algorithmes de SLAM (Simultaneous Localization and Mapping) combinant vision et inertie. </text:p>
        </text:list-item>
      </text:list>
      <text:h text:style-name="Heading_20_4" text:outline-level="4"><text:span text:style-name="Strong_20_Emphasis">b) Réalité mixte (Mixed Reality)</text:span></text:h>
      <text:list xml:id="list2774040950" text:style-name="L73">
        <text:list-item>
          <text:p text:style-name="P177"><text:span text:style-name="Strong_20_Emphasis">Utilité</text:span> : Les caméras permettent de capturer l’environnement réel et d’intégrer des éléments virtuels (hologrammes, objets 3D). </text:p>
        </text:list-item>
        <text:list-item>
          <text:p text:style-name="P176"><text:span text:style-name="Strong_20_Emphasis">Exemple</text:span> : Projeter des objets virtuels sur des tables ou murs capturés par la caméra. </text:p>
        </text:list-item>
      </text:list>
      <text:h text:style-name="Heading_20_4" text:outline-level="4"><text:span text:style-name="Strong_20_Emphasis">c) Suivi des mains et gestes</text:span></text:h>
      <text:list xml:id="list3842691813" text:style-name="L74">
        <text:list-item>
          <text:p text:style-name="P179"><text:span text:style-name="Strong_20_Emphasis">Utilité</text:span> : Les caméras détectent les mains de l’utilisateur pour permettre des interactions naturelles sans contrôleurs. </text:p>
        </text:list-item>
        <text:list-item>
          <text:p text:style-name="P178"><text:span text:style-name="Strong_20_Emphasis">Techniques utilisées</text:span> : Détection de squelettes 2D/3D et reconnaissance de gestes. </text:p>
        </text:list-item>
      </text:list>
      <text:h text:style-name="Heading_20_4" text:outline-level="4"><text:span text:style-name="Strong_20_Emphasis">d) Fonctionnalité de "pass-through"</text:span></text:h>
      <text:list xml:id="list4170969138" text:style-name="L75">
        <text:list-item>
          <text:p text:style-name="P180"><text:span text:style-name="Strong_20_Emphasis">Utilité</text:span> : Les caméras offrent une vue en temps réel de l’environnement pour permettre à l’utilisateur de naviguer dans l’espace réel sans retirer le casque. Cela améliore la sécurité et l’expérience utilisateur. </text:p>
        </text:list-item>
      </text:list>
      <text:h text:style-name="Heading_20_4" text:outline-level="4"><text:span text:style-name="Strong_20_Emphasis">Vision par ordinateur au cœur de ces fonctionnalités</text:span></text:h>
      <text:p text:style-name="Text_20_body">Les algorithmes de vision par ordinateur permettent de :</text:p>
      <text:list xml:id="list4054134386" text:style-name="L76">
        <text:list-item>
          <text:p text:style-name="P182">Identifier les points caractéristiques pour la localisation et le suivi. </text:p>
        </text:list-item>
        <text:list-item>
          <text:p text:style-name="P182">Reconstituer une carte de profondeur ou un modèle 3D de l’espace environnant. </text:p>
        </text:list-item>
        <text:list-item>
          <text:p text:style-name="P181">Reconnaître et suivre les gestes ou objets dans l’environnement réel. </text:p>
        </text:list-item>
      </text:list>
      <text:p text:style-name="P9"/>
      <text:p text:style-name="P2"/>
      <text:p text:style-name="Text_20_body"/>
      <text:p text:style-name="P17"/>
      <text:p text:style-name="P17"/>
      <text:list xml:id="list155345826533131" text:continue-list="list1786810208" text:style-name="L19">
        <text:list-header>
          <text:p text:style-name="P40"/>
        </text:list-header>
      </text:list>
      <text:list xml:id="list155347067098584" text:continue-list="list3132188845" text:style-name="L12">
        <text:list-header>
          <text:p text:style-name="P41"><text:soft-page-break/></text:p>
          <text:p text:style-name="P42"/>
        </text:list-header>
      </text:list>
      <text:p text:style-name="P12"/>
      <text:list xml:id="list155345766771462" text:continue-numbering="true" text:style-name="L12">
        <text:list-header>
          <text:p text:style-name="P45"/>
        </text:list-header>
      </text:list>
      <text:p text:style-name="P46"/>
      <text:p text:style-name="P46"/>
      <text:p text:style-name="P47"/>
      <text:p text:style-name="P10"/>
      <text:list xml:id="list155346680837027" text:continue-list="list3985358527" text:style-name="L7">
        <text:list-header>
          <text:p text:style-name="P43"/>
        </text:list-header>
      </text:list>
      <text:p text:style-name="P19"/>
      <text:p text:style-name="P18"/>
      <text:list xml:id="list155347054038409" text:continue-list="list281345303" text:style-name="L1">
        <text:list-header>
          <text:p text:style-name="P48"/>
        </text:list-header>
      </text:list>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0:15:00.573354780</meta:creation-date>
    <dc:date>2024-12-18T15:53:45.367959868</dc:date>
    <meta:editing-duration>P2DT9H2M55S</meta:editing-duration>
    <meta:editing-cycles>4</meta:editing-cycles>
    <meta:generator>LibreOffice/7.3.7.2$Linux_X86_64 LibreOffice_project/30$Build-2</meta:generator>
    <meta:document-statistic meta:table-count="1" meta:image-count="0" meta:object-count="1" meta:page-count="32" meta:paragraph-count="472" meta:word-count="7814" meta:character-count="50474" meta:non-whitespace-character-count="42584"/>
  </office:meta>
</office:document-meta>
</file>

<file path=Object 1/content.xml><?xml version="1.0" encoding="utf-8"?>
<math xmlns="http://www.w3.org/1998/Math/MathML">
  <semantics>
    <mrow>
      <mfenced open="(" close=")">
        <mrow>
          <mtable>
            <mtr>
              <mtd>
                <mrow>
                  <mi>a</mi>
                </mrow>
              </mtd>
              <mtd>
                <mrow>
                  <mi>b</mi>
                </mrow>
              </mtd>
              <mtd>
                <mrow>
                  <mi>c</mi>
                </mrow>
              </mtd>
              <mtd>
                <mrow>
                  <mi>d</mi>
                </mrow>
              </mtd>
            </mtr>
            <mtr>
              <mtd>
                <mrow>
                  <mi>e</mi>
                </mrow>
              </mtd>
              <mtd>
                <mrow>
                  <mi>f</mi>
                </mrow>
              </mtd>
              <mtd>
                <mrow>
                  <mi>g</mi>
                </mrow>
              </mtd>
              <mtd>
                <mrow>
                  <mi>h</mi>
                </mrow>
              </mtd>
            </mtr>
            <mtr>
              <mtd>
                <mrow>
                  <mn>0</mn>
                </mrow>
              </mtd>
              <mtd>
                <mrow>
                  <mn>0</mn>
                </mrow>
              </mtd>
              <mtd>
                <mrow>
                  <mn>0</mn>
                </mrow>
              </mtd>
              <mtd>
                <mrow>
                  <mn>1</mn>
                </mrow>
              </mtd>
            </mtr>
          </mtable>
        </mrow>
      </mfenced>
    </mrow>
    <annotation encoding="StarMath 5.0">left( matrix { a # b # c # d ## e # f # g # h ## 0 # 0 # 0 # 1 } right )</annotation>
  </semantics>
</math>
</file>